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0.02mm" table:align="margins" style:writing-mode="page"/>
    </style:style>
    <style:style style:name="Table1.A" style:family="table-column">
      <style:table-column-properties style:column-width="160.02mm" style:rel-column-width="65535*"/>
    </style:style>
    <style:style style:name="Table1.1" style:family="table-row">
      <style:table-row-properties style:min-row-height="221.99mm"/>
    </style:style>
    <style:style style:name="Table1.A1" style:family="table-cell">
      <style:table-cell-properties style:vertical-align="middle" fo:padding="0.97mm"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Text_20_body">
      <style:text-properties officeooo:rsid="003b294c" officeooo:paragraph-rsid="003b294c"/>
    </style:style>
    <style:style style:name="P4" style:family="paragraph" style:parent-style-name="Text_20_body">
      <style:text-properties officeooo:rsid="003f1d2f" officeooo:paragraph-rsid="003f1d2f"/>
    </style:style>
    <style:style style:name="P5" style:family="paragraph" style:parent-style-name="Text_20_body">
      <style:text-properties officeooo:rsid="004eb8fb" officeooo:paragraph-rsid="004eb8fb"/>
    </style:style>
    <style:style style:name="P6" style:family="paragraph" style:parent-style-name="Text_20_body">
      <style:text-properties officeooo:rsid="00502b2b" officeooo:paragraph-rsid="00502b2b"/>
    </style:style>
    <style:style style:name="P7" style:family="paragraph" style:parent-style-name="Text_20_body">
      <style:text-properties officeooo:rsid="00555523" officeooo:paragraph-rsid="00555523"/>
    </style:style>
    <style:style style:name="P8" style:family="paragraph" style:parent-style-name="Text_20_body">
      <style:text-properties officeooo:rsid="005661b2" officeooo:paragraph-rsid="005661b2"/>
    </style:style>
    <style:style style:name="P9" style:family="paragraph" style:parent-style-name="Text_20_body">
      <style:text-properties officeooo:rsid="0056ee3a" officeooo:paragraph-rsid="0056ee3a"/>
    </style:style>
    <style:style style:name="P10" style:family="paragraph" style:parent-style-name="Text_20_body">
      <style:text-properties officeooo:rsid="0057a302" officeooo:paragraph-rsid="0057a302"/>
    </style:style>
    <style:style style:name="P11" style:family="paragraph" style:parent-style-name="Text_20_body">
      <style:text-properties officeooo:rsid="005d3b5c" officeooo:paragraph-rsid="005d3b5c"/>
    </style:style>
    <style:style style:name="P12" style:family="paragraph" style:parent-style-name="Text_20_body">
      <style:text-properties officeooo:rsid="006a44a5" officeooo:paragraph-rsid="006a44a5"/>
    </style:style>
    <style:style style:name="P13" style:family="paragraph" style:parent-style-name="Text_20_body">
      <style:text-properties officeooo:rsid="0071ee1a" officeooo:paragraph-rsid="0071ee1a"/>
    </style:style>
    <style:style style:name="P14" style:family="paragraph" style:parent-style-name="Text_20_body">
      <style:text-properties officeooo:rsid="007a6f25" officeooo:paragraph-rsid="007a6f25"/>
    </style:style>
    <style:style style:name="P15" style:family="paragraph" style:parent-style-name="Text_20_body">
      <style:text-properties officeooo:rsid="0076a7d1" officeooo:paragraph-rsid="0076a7d1"/>
    </style:style>
    <style:style style:name="P16" style:family="paragraph" style:parent-style-name="Text_20_body">
      <style:text-properties officeooo:rsid="007b9066" officeooo:paragraph-rsid="007c79b3"/>
    </style:style>
    <style:style style:name="P17" style:family="paragraph" style:parent-style-name="Text_20_body">
      <style:text-properties officeooo:rsid="007f5402" officeooo:paragraph-rsid="007f5402"/>
    </style:style>
    <style:style style:name="P18" style:family="paragraph" style:parent-style-name="Text_20_body">
      <style:text-properties officeooo:rsid="00813f60" officeooo:paragraph-rsid="00813f60"/>
    </style:style>
    <style:style style:name="P19" style:family="paragraph" style:parent-style-name="Text_20_body">
      <style:text-properties officeooo:rsid="004bdb7d" officeooo:paragraph-rsid="004bdb7d"/>
    </style:style>
    <style:style style:name="P20" style:family="paragraph" style:parent-style-name="Text_20_body">
      <style:text-properties officeooo:rsid="0085c267" officeooo:paragraph-rsid="0085c267"/>
    </style:style>
    <style:style style:name="P21" style:family="paragraph" style:parent-style-name="Text_20_body">
      <style:text-properties officeooo:rsid="008fe4bf" officeooo:paragraph-rsid="008fe4bf"/>
    </style:style>
    <style:style style:name="P22" style:family="paragraph" style:parent-style-name="Text_20_body">
      <style:text-properties officeooo:rsid="00910b06" officeooo:paragraph-rsid="009770a5"/>
    </style:style>
    <style:style style:name="P23" style:family="paragraph" style:parent-style-name="Text_20_body">
      <style:text-properties officeooo:rsid="009770a5" officeooo:paragraph-rsid="009770a5"/>
    </style:style>
    <style:style style:name="P24" style:family="paragraph" style:parent-style-name="Text_20_body">
      <style:text-properties officeooo:rsid="00986125" officeooo:paragraph-rsid="0098f552"/>
    </style:style>
    <style:style style:name="P25" style:family="paragraph" style:parent-style-name="Text_20_body">
      <style:text-properties officeooo:rsid="009b9a0c" officeooo:paragraph-rsid="009b9a0c"/>
    </style:style>
    <style:style style:name="P26" style:family="paragraph" style:parent-style-name="Text_20_body">
      <style:text-properties officeooo:rsid="009d5da6" officeooo:paragraph-rsid="009d5da6"/>
    </style:style>
    <style:style style:name="P27" style:family="paragraph" style:parent-style-name="Text_20_body">
      <style:text-properties officeooo:rsid="00a1d971" officeooo:paragraph-rsid="00a62261"/>
    </style:style>
    <style:style style:name="P28" style:family="paragraph" style:parent-style-name="Text_20_body">
      <style:text-properties fo:font-weight="bold" officeooo:rsid="00a26ec0" officeooo:paragraph-rsid="00a62261" style:font-weight-asian="bold" style:font-weight-complex="bold"/>
    </style:style>
    <style:style style:name="P29" style:family="paragraph" style:parent-style-name="Text_20_body">
      <style:text-properties fo:font-weight="bold" officeooo:rsid="00a3abc1" officeooo:paragraph-rsid="00a62261" style:font-weight-asian="bold" style:font-weight-complex="bold"/>
    </style:style>
    <style:style style:name="P30" style:family="paragraph" style:parent-style-name="Text_20_body">
      <style:text-properties fo:font-weight="normal" officeooo:rsid="00a26ec0" officeooo:paragraph-rsid="00a62261" style:font-weight-asian="normal" style:font-weight-complex="normal"/>
    </style:style>
    <style:style style:name="P31" style:family="paragraph" style:parent-style-name="Text_20_body">
      <style:text-properties fo:font-weight="normal" officeooo:rsid="00a5625d" officeooo:paragraph-rsid="00a62261" style:font-weight-asian="normal" style:font-weight-complex="normal"/>
    </style:style>
    <style:style style:name="P32" style:family="paragraph" style:parent-style-name="Text_20_body">
      <style:text-properties fo:font-weight="normal" officeooo:rsid="00c479a8" officeooo:paragraph-rsid="012b7b63" style:font-weight-asian="normal" style:font-weight-complex="normal"/>
    </style:style>
    <style:style style:name="P33" style:family="paragraph" style:parent-style-name="Text_20_body">
      <style:text-properties fo:font-style="italic" style:font-style-asian="italic" style:font-style-complex="italic"/>
    </style:style>
    <style:style style:name="P34" style:family="paragraph" style:parent-style-name="Text_20_body">
      <style:text-properties fo:font-style="italic" officeooo:paragraph-rsid="014f2fb4" style:font-style-asian="italic" style:font-style-complex="italic"/>
    </style:style>
    <style:style style:name="P35" style:family="paragraph" style:parent-style-name="Text_20_body">
      <style:text-properties officeooo:rsid="00b3168a" officeooo:paragraph-rsid="00b3168a"/>
    </style:style>
    <style:style style:name="P36" style:family="paragraph" style:parent-style-name="Text_20_body">
      <style:text-properties officeooo:rsid="00b6a694" officeooo:paragraph-rsid="00b6a694"/>
    </style:style>
    <style:style style:name="P37" style:family="paragraph" style:parent-style-name="Text_20_body">
      <style:text-properties officeooo:rsid="00b9eb23" officeooo:paragraph-rsid="00b9eb23"/>
    </style:style>
    <style:style style:name="P38" style:family="paragraph" style:parent-style-name="Text_20_body">
      <style:text-properties officeooo:rsid="00bbdb19" officeooo:paragraph-rsid="00bbdb19"/>
    </style:style>
    <style:style style:name="P39" style:family="paragraph" style:parent-style-name="Text_20_body">
      <style:text-properties officeooo:rsid="00c8bf49" officeooo:paragraph-rsid="00c8bf49"/>
    </style:style>
    <style:style style:name="P40" style:family="paragraph" style:parent-style-name="Text_20_body">
      <style:text-properties officeooo:rsid="00cab9e9" officeooo:paragraph-rsid="00cab9e9"/>
    </style:style>
    <style:style style:name="P41" style:family="paragraph" style:parent-style-name="Text_20_body">
      <style:text-properties officeooo:rsid="00d12ba6" officeooo:paragraph-rsid="00d12ba6"/>
    </style:style>
    <style:style style:name="P42" style:family="paragraph" style:parent-style-name="Text_20_body">
      <style:text-properties officeooo:rsid="00d4b91f" officeooo:paragraph-rsid="00d4b91f"/>
    </style:style>
    <style:style style:name="P43" style:family="paragraph" style:parent-style-name="Text_20_body">
      <style:text-properties officeooo:rsid="00dbff30" officeooo:paragraph-rsid="00dbff30"/>
    </style:style>
    <style:style style:name="P44" style:family="paragraph" style:parent-style-name="Text_20_body">
      <style:text-properties officeooo:rsid="00e00500" officeooo:paragraph-rsid="00e00500"/>
    </style:style>
    <style:style style:name="P45" style:family="paragraph" style:parent-style-name="Text_20_body">
      <style:text-properties officeooo:rsid="00e371ce" officeooo:paragraph-rsid="00e371ce"/>
    </style:style>
    <style:style style:name="P46" style:family="paragraph" style:parent-style-name="Text_20_body">
      <style:text-properties officeooo:rsid="00a8929c" officeooo:paragraph-rsid="00a8929c"/>
    </style:style>
    <style:style style:name="P47" style:family="paragraph" style:parent-style-name="Text_20_body">
      <style:text-properties officeooo:rsid="00e4706a" officeooo:paragraph-rsid="00f3321f"/>
    </style:style>
    <style:style style:name="P48" style:family="paragraph" style:parent-style-name="Text_20_body">
      <style:text-properties officeooo:rsid="00f11114" officeooo:paragraph-rsid="00f3321f"/>
    </style:style>
    <style:style style:name="P49" style:family="paragraph" style:parent-style-name="Text_20_body">
      <style:text-properties officeooo:rsid="00f6ed9f" officeooo:paragraph-rsid="00f6ed9f"/>
    </style:style>
    <style:style style:name="P50" style:family="paragraph" style:parent-style-name="Text_20_body">
      <style:text-properties fo:font-style="normal" officeooo:rsid="00ae0b21" officeooo:paragraph-rsid="00ae0b21" style:font-style-asian="normal" style:font-style-complex="normal"/>
    </style:style>
    <style:style style:name="P51" style:family="paragraph" style:parent-style-name="Text_20_body">
      <style:text-properties fo:font-style="normal" officeooo:rsid="00f8934b" officeooo:paragraph-rsid="00f8934b" style:font-style-asian="normal" style:font-style-complex="normal"/>
    </style:style>
    <style:style style:name="P52" style:family="paragraph" style:parent-style-name="Text_20_body">
      <style:text-properties fo:font-style="normal" officeooo:rsid="00fa98e5" officeooo:paragraph-rsid="00fa98e5" style:font-style-asian="normal" style:font-style-complex="normal"/>
    </style:style>
    <style:style style:name="P53" style:family="paragraph" style:parent-style-name="Text_20_body">
      <style:text-properties fo:font-style="normal" officeooo:rsid="00fb45d2" officeooo:paragraph-rsid="00fb45d2" style:font-style-asian="normal" style:font-style-complex="normal"/>
    </style:style>
    <style:style style:name="P54" style:family="paragraph" style:parent-style-name="Text_20_body">
      <style:text-properties fo:font-style="normal" officeooo:rsid="0102360e" officeooo:paragraph-rsid="0102360e" style:font-style-asian="normal" style:font-style-complex="normal"/>
    </style:style>
    <style:style style:name="P55" style:family="paragraph" style:parent-style-name="Text_20_body">
      <style:text-properties fo:font-style="normal" officeooo:rsid="01038239" officeooo:paragraph-rsid="01038239" style:font-style-asian="normal" style:font-style-complex="normal"/>
    </style:style>
    <style:style style:name="P56" style:family="paragraph" style:parent-style-name="Text_20_body">
      <style:text-properties fo:font-style="normal" officeooo:rsid="010403e7" officeooo:paragraph-rsid="010403e7" style:font-style-asian="normal" style:font-style-complex="normal"/>
    </style:style>
    <style:style style:name="P57" style:family="paragraph" style:parent-style-name="Text_20_body">
      <style:text-properties fo:font-style="normal" officeooo:rsid="01540c8c" officeooo:paragraph-rsid="01540c8c" style:font-style-asian="normal" style:font-style-complex="normal"/>
    </style:style>
    <style:style style:name="P58" style:family="paragraph" style:parent-style-name="Text_20_body">
      <style:text-properties fo:font-style="normal" officeooo:rsid="015ea80c" officeooo:paragraph-rsid="015ea80c" style:font-style-asian="normal" style:font-style-complex="normal"/>
    </style:style>
    <style:style style:name="P59" style:family="paragraph" style:parent-style-name="Text_20_body">
      <style:text-properties officeooo:rsid="00b00e57" officeooo:paragraph-rsid="0123ade7"/>
    </style:style>
    <style:style style:name="P60" style:family="paragraph" style:parent-style-name="Text_20_body">
      <style:text-properties officeooo:rsid="0155a1f8" officeooo:paragraph-rsid="01578f73"/>
    </style:style>
    <style:style style:name="P61" style:family="paragraph" style:parent-style-name="Text_20_body">
      <style:paragraph-properties fo:break-before="page"/>
    </style:style>
    <style:style style:name="P62" style:family="paragraph" style:parent-style-name="Text_20_body" style:list-style-name="L1">
      <style:text-properties officeooo:rsid="003fa45b" officeooo:paragraph-rsid="003fa45b"/>
    </style:style>
    <style:style style:name="P63" style:family="paragraph" style:parent-style-name="Text_20_body" style:list-style-name="L1">
      <style:text-properties officeooo:rsid="00411103" officeooo:paragraph-rsid="00411103"/>
    </style:style>
    <style:style style:name="P64" style:family="paragraph" style:parent-style-name="Text_20_body" style:list-style-name="L2">
      <style:text-properties officeooo:rsid="00415549" officeooo:paragraph-rsid="00415549"/>
    </style:style>
    <style:style style:name="P65" style:family="paragraph" style:parent-style-name="Text_20_body" style:list-style-name="L3">
      <style:text-properties officeooo:rsid="00415549" officeooo:paragraph-rsid="00415549"/>
    </style:style>
    <style:style style:name="P66" style:family="paragraph" style:parent-style-name="Text_20_body" style:list-style-name="L3">
      <style:text-properties officeooo:rsid="00426ed0" officeooo:paragraph-rsid="00426ed0"/>
    </style:style>
    <style:style style:name="P67" style:family="paragraph" style:parent-style-name="Text_20_body" style:list-style-name="L4">
      <style:text-properties officeooo:rsid="0045011e" officeooo:paragraph-rsid="0045011e"/>
    </style:style>
    <style:style style:name="P68" style:family="paragraph" style:parent-style-name="Text_20_body" style:list-style-name="L5">
      <style:text-properties officeooo:rsid="00ae0b21" officeooo:paragraph-rsid="00ae0b21"/>
    </style:style>
    <style:style style:name="P69" style:family="paragraph" style:parent-style-name="Text_20_body" style:list-style-name="L5">
      <style:text-properties officeooo:rsid="00ae0b21" officeooo:paragraph-rsid="00b1a976"/>
    </style:style>
    <style:style style:name="P70" style:family="paragraph" style:parent-style-name="Text_20_body" style:list-style-name="L5">
      <style:text-properties officeooo:rsid="00b1a976" officeooo:paragraph-rsid="00b1a976"/>
    </style:style>
    <style:style style:name="P71" style:family="paragraph" style:parent-style-name="Text_20_body" style:list-style-name="L6">
      <style:text-properties officeooo:rsid="007c79b3" officeooo:paragraph-rsid="007c79b3"/>
    </style:style>
    <style:style style:name="P72" style:family="paragraph" style:parent-style-name="Text_20_body" style:list-style-name="L6">
      <style:text-properties officeooo:rsid="00977160" officeooo:paragraph-rsid="00977160"/>
    </style:style>
    <style:style style:name="P73" style:family="paragraph" style:parent-style-name="Text_20_body" style:list-style-name="L7">
      <style:text-properties fo:font-style="normal" fo:font-weight="normal" officeooo:rsid="00ff7840" officeooo:paragraph-rsid="00ff7840" style:font-style-asian="normal" style:font-weight-asian="normal" style:font-style-complex="normal" style:font-weight-complex="normal"/>
    </style:style>
    <style:style style:name="P74" style:family="paragraph" style:parent-style-name="Text_20_body">
      <style:text-properties officeooo:rsid="015ab48e" officeooo:paragraph-rsid="015ab48e"/>
    </style:style>
    <style:style style:name="P75" style:family="paragraph" style:parent-style-name="Text_20_body">
      <style:text-properties officeooo:rsid="017cbdff" officeooo:paragraph-rsid="017cbdff"/>
    </style:style>
    <style:style style:name="P76" style:family="paragraph" style:parent-style-name="Text_20_body">
      <style:text-properties officeooo:rsid="01809464" officeooo:paragraph-rsid="01809464"/>
    </style:style>
    <style:style style:name="P77" style:family="paragraph" style:parent-style-name="Text_20_body">
      <style:text-properties officeooo:rsid="01844fb1" officeooo:paragraph-rsid="01844fb1"/>
    </style:style>
    <style:style style:name="P78" style:family="paragraph" style:parent-style-name="Text_20_body">
      <style:text-properties style:text-line-through-style="none" style:text-line-through-type="none" fo:font-style="italic" officeooo:paragraph-rsid="015369fb" style:font-style-asian="italic" style:font-style-complex="italic"/>
    </style:style>
    <style:style style:name="P79" style:family="paragraph" style:parent-style-name="Heading_20_1" style:list-style-name="">
      <style:paragraph-properties fo:text-align="center" style:justify-single-word="false"/>
    </style:style>
    <style:style style:name="P80" style:family="paragraph" style:parent-style-name="Heading_20_1">
      <style:text-properties officeooo:paragraph-rsid="00703085"/>
    </style:style>
    <style:style style:name="P81" style:family="paragraph" style:parent-style-name="Heading_20_1">
      <style:text-properties style:text-line-through-style="solid" style:text-line-through-type="single" officeooo:rsid="00703085" officeooo:paragraph-rsid="00703085"/>
    </style:style>
    <style:style style:name="P82" style:family="paragraph" style:parent-style-name="Heading_20_1">
      <style:paragraph-properties style:writing-mode="page"/>
      <style:text-properties officeooo:paragraph-rsid="002d4855"/>
    </style:style>
    <style:style style:name="P83" style:family="paragraph" style:parent-style-name="Heading_20_4">
      <style:text-properties officeooo:rsid="00b3168a" officeooo:paragraph-rsid="00b3168a"/>
    </style:style>
    <style:style style:name="P84" style:family="paragraph" style:parent-style-name="Heading_20_4">
      <style:text-properties officeooo:rsid="00831175" officeooo:paragraph-rsid="00831175"/>
    </style:style>
    <style:style style:name="P85" style:family="paragraph" style:parent-style-name="Heading_20_4">
      <style:text-properties officeooo:rsid="00a8929c" officeooo:paragraph-rsid="00a8929c"/>
    </style:style>
    <style:style style:name="P86" style:family="paragraph" style:parent-style-name="Heading_20_4">
      <style:text-properties officeooo:rsid="00ee86c2" officeooo:paragraph-rsid="00ee86c2"/>
    </style:style>
    <style:style style:name="P87" style:family="paragraph" style:parent-style-name="Heading_20_2">
      <style:text-properties officeooo:rsid="006a44a5" officeooo:paragraph-rsid="006a44a5"/>
    </style:style>
    <style:style style:name="P88" style:family="paragraph" style:parent-style-name="Heading_20_2">
      <style:text-properties officeooo:rsid="015b3f57" officeooo:paragraph-rsid="015b3f57"/>
    </style:style>
    <style:style style:name="P89" style:family="paragraph" style:parent-style-name="Heading_20_2">
      <style:text-properties officeooo:paragraph-rsid="0088497a"/>
    </style:style>
    <style:style style:name="P90" style:family="paragraph" style:parent-style-name="Heading_20_2">
      <style:text-properties officeooo:rsid="017cbdff" officeooo:paragraph-rsid="017cbdff"/>
    </style:style>
    <style:style style:name="P91" style:family="paragraph" style:parent-style-name="Heading_20_3">
      <style:text-properties officeooo:rsid="003fa45b" officeooo:paragraph-rsid="003fa45b"/>
    </style:style>
    <style:style style:name="P92" style:family="paragraph" style:parent-style-name="Heading_20_3">
      <style:text-properties officeooo:rsid="004142af" officeooo:paragraph-rsid="004142af"/>
    </style:style>
    <style:style style:name="P93" style:family="paragraph" style:parent-style-name="Heading_20_3">
      <style:text-properties officeooo:rsid="00441713" officeooo:paragraph-rsid="00441713"/>
    </style:style>
    <style:style style:name="P94" style:family="paragraph" style:parent-style-name="Heading_20_3">
      <style:text-properties officeooo:rsid="00b0ffbb" officeooo:paragraph-rsid="00ae0b21"/>
    </style:style>
    <style:style style:name="P95" style:family="paragraph" style:parent-style-name="Heading_20_3">
      <style:text-properties officeooo:rsid="00c738aa" officeooo:paragraph-rsid="00c738aa"/>
    </style:style>
    <style:style style:name="P96" style:family="paragraph" style:parent-style-name="Contents_20_2">
      <style:paragraph-properties>
        <style:tab-stops>
          <style:tab-stop style:position="155.03mm" style:type="right" style:leader-style="dotted" style:leader-text="."/>
        </style:tab-stops>
      </style:paragraph-properties>
    </style:style>
    <style:style style:name="P97" style:family="paragraph" style:parent-style-name="Contents_20_1">
      <style:paragraph-properties>
        <style:tab-stops>
          <style:tab-stop style:position="160.02mm" style:type="right" style:leader-style="dotted" style:leader-text="."/>
        </style:tab-stops>
      </style:paragraph-properties>
    </style:style>
    <style:style style:name="P98" style:family="paragraph" style:parent-style-name="Contents_20_3">
      <style:paragraph-properties>
        <style:tab-stops>
          <style:tab-stop style:position="150.04mm" style:type="right" style:leader-style="dotted" style:leader-text="."/>
        </style:tab-stops>
      </style:paragraph-properties>
    </style:style>
    <style:style style:name="P99" style:family="paragraph" style:parent-style-name="Contents_20_4">
      <style:paragraph-properties>
        <style:tab-stops>
          <style:tab-stop style:position="145.04mm" style:type="right" style:leader-style="dotted" style:leader-text="."/>
        </style:tab-stops>
      </style:paragraph-properties>
    </style:style>
    <style:style style:name="P100" style:family="paragraph" style:parent-style-name="Heading_20_5">
      <style:text-properties officeooo:rsid="00dbff30" officeooo:paragraph-rsid="00dbff30"/>
    </style:style>
    <style:style style:name="P101" style:family="paragraph" style:parent-style-name="Heading_20_5">
      <style:text-properties officeooo:rsid="0085840e" officeooo:paragraph-rsid="0085840e"/>
    </style:style>
    <style:style style:name="P102" style:family="paragraph" style:parent-style-name="Heading_20_5">
      <style:text-properties officeooo:paragraph-rsid="00a62261"/>
    </style:style>
    <style:style style:name="P103" style:family="paragraph" style:parent-style-name="Contents_20_5">
      <style:paragraph-properties>
        <style:tab-stops>
          <style:tab-stop style:position="140.05mm" style:type="right" style:leader-style="dotted" style:leader-text="."/>
        </style:tab-stops>
      </style:paragraph-properties>
    </style:style>
    <style:style style:name="T1" style:family="text">
      <style:text-properties officeooo:rsid="0020f033"/>
    </style:style>
    <style:style style:name="T2" style:family="text">
      <style:text-properties officeooo:rsid="003b2e1f"/>
    </style:style>
    <style:style style:name="T3" style:family="text">
      <style:text-properties officeooo:rsid="0049e68c"/>
    </style:style>
    <style:style style:name="T4" style:family="text">
      <style:text-properties officeooo:rsid="00507eab"/>
    </style:style>
    <style:style style:name="T5" style:family="text">
      <style:text-properties officeooo:rsid="005661b2"/>
    </style:style>
    <style:style style:name="T6" style:family="text">
      <style:text-properties officeooo:rsid="0056ee3a"/>
    </style:style>
    <style:style style:name="T7" style:family="text">
      <style:text-properties officeooo:rsid="005765b9"/>
    </style:style>
    <style:style style:name="T8" style:family="text">
      <style:text-properties officeooo:rsid="0058f473"/>
    </style:style>
    <style:style style:name="T9" style:family="text">
      <style:text-properties officeooo:rsid="005ba20e"/>
    </style:style>
    <style:style style:name="T10" style:family="text">
      <style:text-properties officeooo:rsid="005c211a"/>
    </style:style>
    <style:style style:name="T11" style:family="text">
      <style:text-properties officeooo:rsid="006c1400"/>
    </style:style>
    <style:style style:name="T12" style:family="text">
      <style:text-properties officeooo:rsid="006dfdd5"/>
    </style:style>
    <style:style style:name="T13" style:family="text">
      <style:text-properties officeooo:rsid="00735577"/>
    </style:style>
    <style:style style:name="T14" style:family="text">
      <style:text-properties officeooo:rsid="00786083"/>
    </style:style>
    <style:style style:name="T15" style:family="text">
      <style:text-properties officeooo:rsid="007a6f25"/>
    </style:style>
    <style:style style:name="T16" style:family="text">
      <style:text-properties officeooo:rsid="007b9066"/>
    </style:style>
    <style:style style:name="T17" style:family="text">
      <style:text-properties officeooo:rsid="007c79b3"/>
    </style:style>
    <style:style style:name="T18" style:family="text">
      <style:text-properties officeooo:rsid="007da979"/>
    </style:style>
    <style:style style:name="T19" style:family="text">
      <style:text-properties officeooo:rsid="00831175"/>
    </style:style>
    <style:style style:name="T20" style:family="text">
      <style:text-properties officeooo:rsid="0085038c"/>
    </style:style>
    <style:style style:name="T21" style:family="text">
      <style:text-properties officeooo:rsid="0088497a"/>
    </style:style>
    <style:style style:name="T22" style:family="text">
      <style:text-properties officeooo:rsid="0089962e"/>
    </style:style>
    <style:style style:name="T23" style:family="text">
      <style:text-properties officeooo:rsid="008bb018"/>
    </style:style>
    <style:style style:name="T24" style:family="text">
      <style:text-properties officeooo:rsid="0094ff08"/>
    </style:style>
    <style:style style:name="T25" style:family="text">
      <style:text-properties officeooo:rsid="0098f552"/>
    </style:style>
    <style:style style:name="T26" style:family="text">
      <style:text-properties officeooo:rsid="009dd8b0"/>
    </style:style>
    <style:style style:name="T27" style:family="text">
      <style:text-properties officeooo:rsid="00a26ec0"/>
    </style:style>
    <style:style style:name="T28" style:family="text">
      <style:text-properties officeooo:rsid="00a8929c"/>
    </style:style>
    <style:style style:name="T29" style:family="text">
      <style:text-properties officeooo:rsid="00a8ed67"/>
    </style:style>
    <style:style style:name="T30" style:family="text">
      <style:text-properties officeooo:rsid="00aa3449"/>
    </style:style>
    <style:style style:name="T31" style:family="text">
      <style:text-properties officeooo:rsid="00aafd9e"/>
    </style:style>
    <style:style style:name="T32" style:family="text">
      <style:text-properties officeooo:rsid="00ae0b21"/>
    </style:style>
    <style:style style:name="T33" style:family="text">
      <style:text-properties officeooo:rsid="00b0ffbb"/>
    </style:style>
    <style:style style:name="T34" style:family="text">
      <style:text-properties officeooo:rsid="00b1a976"/>
    </style:style>
    <style:style style:name="T35" style:family="text">
      <style:text-properties officeooo:rsid="00b1d9dc"/>
    </style:style>
    <style:style style:name="T36" style:family="text">
      <style:text-properties officeooo:rsid="00b1f639"/>
    </style:style>
    <style:style style:name="T37" style:family="text">
      <style:text-properties officeooo:rsid="00b50f4f"/>
    </style:style>
    <style:style style:name="T38" style:family="text">
      <style:text-properties officeooo:rsid="00b7839b"/>
    </style:style>
    <style:style style:name="T39" style:family="text">
      <style:text-properties officeooo:rsid="00bbdb19"/>
    </style:style>
    <style:style style:name="T40" style:family="text">
      <style:text-properties officeooo:rsid="00bc2887"/>
    </style:style>
    <style:style style:name="T41" style:family="text">
      <style:text-properties officeooo:rsid="00c4ea77"/>
    </style:style>
    <style:style style:name="T42" style:family="text">
      <style:text-properties officeooo:rsid="00ca3ed4"/>
    </style:style>
    <style:style style:name="T43" style:family="text">
      <style:text-properties officeooo:rsid="00cb7ecc"/>
    </style:style>
    <style:style style:name="T44" style:family="text">
      <style:text-properties officeooo:rsid="00cd72ec"/>
    </style:style>
    <style:style style:name="T45" style:family="text">
      <style:text-properties officeooo:rsid="00d0b9df"/>
    </style:style>
    <style:style style:name="T46" style:family="text">
      <style:text-properties officeooo:rsid="00d31fd7"/>
    </style:style>
    <style:style style:name="T47" style:family="text">
      <style:text-properties officeooo:rsid="00d6ad5f"/>
    </style:style>
    <style:style style:name="T48" style:family="text">
      <style:text-properties officeooo:rsid="00d6e47f"/>
    </style:style>
    <style:style style:name="T49" style:family="text">
      <style:text-properties officeooo:rsid="00dd0191"/>
    </style:style>
    <style:style style:name="T50" style:family="text">
      <style:text-properties officeooo:rsid="00de688e"/>
    </style:style>
    <style:style style:name="T51" style:family="text">
      <style:text-properties officeooo:rsid="00e0a3fa"/>
    </style:style>
    <style:style style:name="T52" style:family="text">
      <style:text-properties officeooo:rsid="00e42ac4"/>
    </style:style>
    <style:style style:name="T53" style:family="text">
      <style:text-properties officeooo:rsid="00e5bca2"/>
    </style:style>
    <style:style style:name="T54" style:family="text">
      <style:text-properties officeooo:rsid="00e76fc8"/>
    </style:style>
    <style:style style:name="T55" style:family="text">
      <style:text-properties officeooo:rsid="00ecbf89"/>
    </style:style>
    <style:style style:name="T56" style:family="text">
      <style:text-properties officeooo:rsid="00f127ad"/>
    </style:style>
    <style:style style:name="T57" style:family="text">
      <style:text-properties officeooo:rsid="00f3321f"/>
    </style:style>
    <style:style style:name="T58" style:family="text">
      <style:text-properties officeooo:rsid="00f8367d"/>
    </style:style>
    <style:style style:name="T59" style:family="text">
      <style:text-properties officeooo:rsid="00fa63f2"/>
    </style:style>
    <style:style style:name="T60" style:family="text">
      <style:text-properties officeooo:rsid="00fcb6c5"/>
    </style:style>
    <style:style style:name="T61" style:family="text">
      <style:text-properties officeooo:rsid="0100b59c"/>
    </style:style>
    <style:style style:name="T62" style:family="text">
      <style:text-properties officeooo:rsid="010263cb"/>
    </style:style>
    <style:style style:name="T63" style:family="text">
      <style:text-properties officeooo:rsid="0104bec2"/>
    </style:style>
    <style:style style:name="T64" style:family="text">
      <style:text-properties officeooo:rsid="0105814c"/>
    </style:style>
    <style:style style:name="T65" style:family="text">
      <style:text-properties officeooo:rsid="0110e2db"/>
    </style:style>
    <style:style style:name="T66" style:family="text">
      <style:text-properties officeooo:rsid="0119665d"/>
    </style:style>
    <style:style style:name="T67" style:family="text">
      <style:text-properties officeooo:rsid="011aa831"/>
    </style:style>
    <style:style style:name="T68" style:family="text">
      <style:text-properties officeooo:rsid="011acca5"/>
    </style:style>
    <style:style style:name="T69" style:family="text">
      <style:text-properties officeooo:rsid="011e3c85"/>
    </style:style>
    <style:style style:name="T70" style:family="text">
      <style:text-properties officeooo:rsid="011f92e0"/>
    </style:style>
    <style:style style:name="T71" style:family="text">
      <style:text-properties officeooo:rsid="01217180"/>
    </style:style>
    <style:style style:name="T72" style:family="text">
      <style:text-properties officeooo:rsid="012346bc"/>
    </style:style>
    <style:style style:name="T73" style:family="text">
      <style:text-properties officeooo:rsid="01238f61"/>
    </style:style>
    <style:style style:name="T74" style:family="text">
      <style:text-properties officeooo:rsid="0123ade7"/>
    </style:style>
    <style:style style:name="T75" style:family="text">
      <style:text-properties officeooo:rsid="012460c8"/>
    </style:style>
    <style:style style:name="T76" style:family="text">
      <style:text-properties officeooo:rsid="0125e539"/>
    </style:style>
    <style:style style:name="T77" style:family="text">
      <style:text-properties officeooo:rsid="01277bef"/>
    </style:style>
    <style:style style:name="T78" style:family="text">
      <style:text-properties officeooo:rsid="01279207"/>
    </style:style>
    <style:style style:name="T79" style:family="text">
      <style:text-properties officeooo:rsid="0127ee10"/>
    </style:style>
    <style:style style:name="T80" style:family="text">
      <style:text-properties officeooo:rsid="01295cf7"/>
    </style:style>
    <style:style style:name="T81" style:family="text">
      <style:text-properties officeooo:rsid="012a1052"/>
    </style:style>
    <style:style style:name="T82" style:family="text">
      <style:text-properties officeooo:rsid="012b23ba"/>
    </style:style>
    <style:style style:name="T83" style:family="text">
      <style:text-properties officeooo:rsid="012c16fd"/>
    </style:style>
    <style:style style:name="T84" style:family="text">
      <style:text-properties officeooo:rsid="01300e91"/>
    </style:style>
    <style:style style:name="T85" style:family="text">
      <style:text-properties officeooo:rsid="0135a12a"/>
    </style:style>
    <style:style style:name="T86" style:family="text">
      <style:text-properties officeooo:rsid="01383465"/>
    </style:style>
    <style:style style:name="T87" style:family="text">
      <style:text-properties officeooo:rsid="013d1a0a"/>
    </style:style>
    <style:style style:name="T88" style:family="text">
      <style:text-properties officeooo:rsid="013d3ae4"/>
    </style:style>
    <style:style style:name="T89" style:family="text">
      <style:text-properties officeooo:rsid="013f548b"/>
    </style:style>
    <style:style style:name="T90" style:family="text">
      <style:text-properties officeooo:rsid="0144e130"/>
    </style:style>
    <style:style style:name="T91" style:family="text">
      <style:text-properties officeooo:rsid="01578f73"/>
    </style:style>
    <style:style style:name="T92" style:family="text">
      <style:text-properties officeooo:rsid="015b495b"/>
    </style:style>
    <style:style style:name="T93" style:family="text">
      <style:text-properties officeooo:rsid="016aeca4"/>
    </style:style>
    <style:style style:name="T94" style:family="text">
      <style:text-properties officeooo:rsid="017e999f"/>
    </style:style>
    <style:style style:name="T95" style:family="text">
      <style:text-properties officeooo:rsid="01822f89"/>
    </style:style>
    <style:style style:name="T96" style:family="text">
      <style:text-properties officeooo:rsid="0182a23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2"><text:bookmark-start text:name="__RefHeading___Toc205_1133472293"/>Microservice architektúra és felső alapú szolgáltatások használata beágyazott rendszerben<text:bookmark-end text:name="__RefHeading___Toc205_1133472293"/></text:p>
          </table:table-cell>
        </table:table-row>
      </table:table>
      <text:table-of-content text:style-name="Sect1"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rtalomjegyzék</text:p>
          </text:index-title>
          <text:p text:style-name="P97"><text:a xlink:type="simple" xlink:href="#__RefHeading___Toc207_1133472293" text:style-name="Index_20_Link" text:visited-style-name="Index_20_Link">BEVEZETÉS, DOLGOZAT CÉLJA<text:tab/>4</text:a></text:p>
          <text:p text:style-name="P97"><text:a xlink:type="simple" xlink:href="#__RefHeading___Toc209_1133472293" text:style-name="Index_20_Link" text:visited-style-name="Index_20_Link">A MEGVALÓSÍTANDÓ ESZKÖZ<text:tab/>4</text:a></text:p>
          <text:p text:style-name="P96"><text:a xlink:type="simple" xlink:href="#__RefHeading___Toc211_1133472293" text:style-name="Index_20_Link" text:visited-style-name="Index_20_Link">1 Követelményrendszer<text:tab/>4</text:a></text:p>
          <text:p text:style-name="P98"><text:a xlink:type="simple" xlink:href="#__RefHeading___Toc538_3657707781" text:style-name="Index_20_Link" text:visited-style-name="Index_20_Link">1.1 Hardver<text:tab/>5</text:a></text:p>
          <text:p text:style-name="P98"><text:a xlink:type="simple" xlink:href="#__RefHeading___Toc540_3657707781" text:style-name="Index_20_Link" text:visited-style-name="Index_20_Link">1.2 Szoftver<text:tab/>5</text:a></text:p>
          <text:p text:style-name="P98"><text:a xlink:type="simple" xlink:href="#__RefHeading___Toc542_3657707781" text:style-name="Index_20_Link" text:visited-style-name="Index_20_Link">1.3 Mindkettőre érvényes követelmények<text:tab/>5</text:a></text:p>
          <text:p text:style-name="P97"><text:a xlink:type="simple" xlink:href="#__RefHeading___Toc213_1133472293" text:style-name="Index_20_Link" text:visited-style-name="Index_20_Link">A FELHASZNÁLT FŐBB SZOFTVERTECHNOLÓGIÁK<text:tab/>6</text:a></text:p>
          <text:p text:style-name="P96"><text:a xlink:type="simple" xlink:href="#__RefHeading___Toc215_1133472293" text:style-name="Index_20_Link" text:visited-style-name="Index_20_Link">1 Microservice<text:tab/>6</text:a></text:p>
          <text:p text:style-name="P96"><text:a xlink:type="simple" xlink:href="#__RefHeading___Toc217_1133472293" text:style-name="Index_20_Link" text:visited-style-name="Index_20_Link">2 Konténerizáció<text:tab/>6</text:a></text:p>
          <text:p text:style-name="P96"><text:a xlink:type="simple" xlink:href="#__RefHeading___Toc219_1133472293" text:style-name="Index_20_Link" text:visited-style-name="Index_20_Link">3 Felhő alapú szolgáltatások<text:tab/>7</text:a></text:p>
          <text:p text:style-name="P97"><text:a xlink:type="simple" xlink:href="#__RefHeading___Toc227_1133472293" text:style-name="Index_20_Link" text:visited-style-name="Index_20_Link">A MEGOLDÁS ARCHITEKTÚRÁJA<text:tab/>8</text:a></text:p>
          <text:p text:style-name="P96"><text:a xlink:type="simple" xlink:href="#__RefHeading___Toc229_1133472293" text:style-name="Index_20_Link" text:visited-style-name="Index_20_Link">1 Hardware<text:tab/>8</text:a></text:p>
          <text:p text:style-name="P98"><text:a xlink:type="simple" xlink:href="#__RefHeading___Toc231_1133472293" text:style-name="Index_20_Link" text:visited-style-name="Index_20_Link">1.1 Raspberry PI (RPI)<text:tab/>8</text:a></text:p>
          <text:p text:style-name="P98"><text:a xlink:type="simple" xlink:href="#__RefHeading___Toc233_1133472293" text:style-name="Index_20_Link" text:visited-style-name="Index_20_Link">1.2 NFC-olvasó<text:tab/>8</text:a></text:p>
          <text:p text:style-name="P96"><text:a xlink:type="simple" xlink:href="#__RefHeading___Toc235_1133472293" text:style-name="Index_20_Link" text:visited-style-name="Index_20_Link">2 Software<text:tab/>8</text:a></text:p>
          <text:p text:style-name="P98"><text:a xlink:type="simple" xlink:href="#__RefHeading___Toc1136_3371698025" text:style-name="Index_20_Link" text:visited-style-name="Index_20_Link">2.1 A rendszer rétegei - technológiai stack<text:tab/>8</text:a></text:p>
          <text:p text:style-name="P99"><text:a xlink:type="simple" xlink:href="#__RefHeading___Toc1138_3371698025" text:style-name="Index_20_Link" text:visited-style-name="Index_20_Link">2.1.1 Webes réteg<text:tab/>9</text:a></text:p>
          <text:p text:style-name="P103"><text:a xlink:type="simple" xlink:href="#__RefHeading___Toc1140_3371698025" text:style-name="Index_20_Link" text:visited-style-name="Index_20_Link">Java EE, Spring<text:tab/>9</text:a></text:p>
          <text:p text:style-name="P103"><text:a xlink:type="simple" xlink:href="#__RefHeading___Toc1142_3371698025" text:style-name="Index_20_Link" text:visited-style-name="Index_20_Link">Amazon Web Services (AWS)<text:tab/>10</text:a></text:p>
          <text:p text:style-name="P98"><text:a xlink:type="simple" xlink:href="#__RefHeading___Toc1144_3371698025" text:style-name="Index_20_Link" text:visited-style-name="Index_20_Link">2.2 Végeszközi alkalmazás<text:tab/>10</text:a></text:p>
          <text:p text:style-name="P103"><text:a xlink:type="simple" xlink:href="#__RefHeading___Toc1146_3371698025" text:style-name="Index_20_Link" text:visited-style-name="Index_20_Link">C++<text:tab/>10</text:a></text:p>
          <text:p text:style-name="P103"><text:a xlink:type="simple" xlink:href="#__RefHeading___Toc1148_3371698025" text:style-name="Index_20_Link" text:visited-style-name="Index_20_Link">CMake<text:tab/>11</text:a></text:p>
          <text:p text:style-name="P99"><text:a xlink:type="simple" xlink:href="#__RefHeading___Toc1150_3371698025" text:style-name="Index_20_Link" text:visited-style-name="Index_20_Link">2.2.1 DevOps<text:tab/>11</text:a></text:p>
          <text:p text:style-name="P103"><text:a xlink:type="simple" xlink:href="#__RefHeading___Toc1152_3371698025" text:style-name="Index_20_Link" text:visited-style-name="Index_20_Link">Bash<text:tab/>11</text:a></text:p>
          <text:p text:style-name="P103"><text:a xlink:type="simple" xlink:href="#__RefHeading___Toc1154_3371698025" text:style-name="Index_20_Link" text:visited-style-name="Index_20_Link">Docker<text:tab/>11</text:a></text:p>
          <text:p text:style-name="P98"><text:a xlink:type="simple" xlink:href="#__RefHeading___Toc237_1133472293" text:style-name="Index_20_Link" text:visited-style-name="Index_20_Link">2.3 Végeszközi modulok<text:tab/>12</text:a></text:p>
          <text:p text:style-name="P99"><text:a xlink:type="simple" xlink:href="#__RefHeading___Toc239_1133472293" text:style-name="Index_20_Link" text:visited-style-name="Index_20_Link">2.3.1 Egyes modulok feladatkörei<text:tab/>13</text:a></text:p>
          <text:p text:style-name="P103"><text:a xlink:type="simple" xlink:href="#__RefHeading___Toc542_1029181498" text:style-name="Index_20_Link" text:visited-style-name="Index_20_Link">Driver<text:tab/>13</text:a></text:p>
          <text:p text:style-name="P103"><text:a xlink:type="simple" xlink:href="#__RefHeading___Toc544_1029181498" text:style-name="Index_20_Link" text:visited-style-name="Index_20_Link">Autentikációs modul<text:tab/>13</text:a></text:p>
          <text:p text:style-name="P103"><text:a xlink:type="simple" xlink:href="#__RefHeading___Toc1156_3371698025" text:style-name="Index_20_Link" text:visited-style-name="Index_20_Link">Gyorsítótár/Lokális adatbázis<text:tab/>13</text:a></text:p>
          <text:p text:style-name="P103"><text:a xlink:type="simple" xlink:href="#__RefHeading___Toc1158_3371698025" text:style-name="Index_20_Link" text:visited-style-name="Index_20_Link">Végeszköz-végeszköz kommunikációs modul<text:tab/>14</text:a></text:p>
          <text:p text:style-name="P103"><text:a xlink:type="simple" xlink:href="#__RefHeading___Toc1160_3371698025" text:style-name="Index_20_Link" text:visited-style-name="Index_20_Link">Végeszközi hibakereső felület<text:tab/>14</text:a></text:p>
          <text:p text:style-name="P99"><text:a xlink:type="simple" xlink:href="#__RefHeading___Toc241_1133472293" text:style-name="Index_20_Link" text:visited-style-name="Index_20_Link">2.3.2 Belső modulok közti kommunikáció<text:tab/>14</text:a></text:p>
          <text:p text:style-name="P98"><text:a xlink:type="simple" xlink:href="#__RefHeading___Toc243_1133472293" text:style-name="Index_20_Link" text:visited-style-name="Index_20_Link">2.4 Felhőben lévő modul(ok)<text:tab/>15</text:a></text:p>
          <text:p text:style-name="P99"><text:a xlink:type="simple" xlink:href="#__RefHeading___Toc245_1133472293" text:style-name="Index_20_Link" text:visited-style-name="Index_20_Link">2.4.1 Egyes modul(ok) feladatkörei<text:tab/>15</text:a></text:p>
          <text:p text:style-name="P103"><text:a xlink:type="simple" xlink:href="#__RefHeading___Toc1162_3371698025" text:style-name="Index_20_Link" text:visited-style-name="Index_20_Link">Központi adminisztrációs rendszer (KAR)<text:tab/>15</text:a></text:p>
          <text:p text:style-name="P99"><text:a xlink:type="simple" xlink:href="#__RefHeading___Toc247_1133472293" text:style-name="Index_20_Link" text:visited-style-name="Index_20_Link">2.4.2 Kommunikáció<text:tab/>15</text:a></text:p>
          <text:p text:style-name="P98"><text:a xlink:type="simple" xlink:href="#__RefHeading___Toc249_1133472293" text:style-name="Index_20_Link" text:visited-style-name="Index_20_Link">2.5 DevOps, mint fogalom magyarázata, szerepe a rendszerben<text:tab/>16</text:a></text:p>
          <text:p text:style-name="P99"><text:a xlink:type="simple" xlink:href="#__RefHeading___Toc1164_3371698025" text:style-name="Index_20_Link" text:visited-style-name="Index_20_Link">2.5.1 Magyarázat<text:tab/>16</text:a></text:p>
          <text:p text:style-name="P99"><text:a xlink:type="simple" xlink:href="#__RefHeading___Toc1166_3371698025" text:style-name="Index_20_Link" text:visited-style-name="Index_20_Link">2.5.2 Microservice-ek konténerekbe csomagolása<text:tab/>16</text:a></text:p>
          <text:p text:style-name="P99"><text:soft-page-break/><text:a xlink:type="simple" xlink:href="#__RefHeading___Toc251_1133472293" text:style-name="Index_20_Link" text:visited-style-name="Index_20_Link">2.5.3 Segítő toolset a fejlesztői számítógépen<text:tab/>16</text:a></text:p>
          <text:p text:style-name="P99"><text:a xlink:type="simple" xlink:href="#__RefHeading___Toc253_1133472293" text:style-name="Index_20_Link" text:visited-style-name="Index_20_Link">2.5.4 Automatizmusok a végeszközön<text:tab/>17</text:a></text:p>
          <text:p text:style-name="P97"><text:a xlink:type="simple" xlink:href="#__RefHeading___Toc544_3657707781" text:style-name="Index_20_Link" text:visited-style-name="Index_20_Link">FOLYAMATOK<text:tab/>17</text:a></text:p>
          <text:p text:style-name="P97"><text:a xlink:type="simple" xlink:href="#__RefHeading___Toc546_3657707781" text:style-name="Index_20_Link" text:visited-style-name="Index_20_Link">A FEJLESZTÉS MENETE, FEJLESZTÉSI KULTÚRA<text:tab/>17</text:a></text:p>
          <text:p text:style-name="P96"><text:a xlink:type="simple" xlink:href="#__RefHeading___Toc1315_3371698025" text:style-name="Index_20_Link" text:visited-style-name="Index_20_Link">1 IDE<text:tab/>18</text:a></text:p>
          <text:p text:style-name="P96"><text:a xlink:type="simple" xlink:href="#__RefHeading___Toc1317_3371698025" text:style-name="Index_20_Link" text:visited-style-name="Index_20_Link">2 Verziókezelő<text:tab/>18</text:a></text:p>
          <text:p text:style-name="P96"><text:a xlink:type="simple" xlink:href="#__RefHeading___Toc1045_2105353694" text:style-name="Index_20_Link" text:visited-style-name="Index_20_Link">3 Unit test<text:tab/>18</text:a></text:p>
          <text:p text:style-name="P96"><text:a xlink:type="simple" xlink:href="#__RefHeading___Toc1319_3371698025" text:style-name="Index_20_Link" text:visited-style-name="Index_20_Link">4 Végeszközre való telepítés<text:tab/>19</text:a></text:p>
          <text:p text:style-name="P97"><text:a xlink:type="simple" xlink:href="#__RefHeading___Toc255_1133472293" text:style-name="Index_20_Link" text:visited-style-name="Index_20_Link">PROGRAMOZÁSTECHNIKA (MID PRIORITY)<text:tab/>19</text:a></text:p>
          <text:p text:style-name="P96"><text:a xlink:type="simple" xlink:href="#__RefHeading___Toc257_1133472293" text:style-name="Index_20_Link" text:visited-style-name="Index_20_Link">1 Rétegzett megközelítés<text:tab/>19</text:a></text:p>
          <text:p text:style-name="P98"><text:a xlink:type="simple" xlink:href="#__RefHeading___Toc259_1133472293" text:style-name="Index_20_Link" text:visited-style-name="Index_20_Link">1.1 API<text:tab/>19</text:a></text:p>
          <text:p text:style-name="P98"><text:a xlink:type="simple" xlink:href="#__RefHeading___Toc261_1133472293" text:style-name="Index_20_Link" text:visited-style-name="Index_20_Link">1.2 Service<text:tab/>19</text:a></text:p>
          <text:p text:style-name="P96"><text:a xlink:type="simple" xlink:href="#__RefHeading___Toc263_1133472293" text:style-name="Index_20_Link" text:visited-style-name="Index_20_Link">2 Clean Code (LOW PRIORITY)<text:tab/>19</text:a></text:p>
          <text:p text:style-name="P96"><text:a xlink:type="simple" xlink:href="#__RefHeading___Toc265_1133472293" text:style-name="Index_20_Link" text:visited-style-name="Index_20_Link">3 Desing Patterns (LOW PRIORITY)<text:tab/>20</text:a></text:p>
          <text:p text:style-name="P97"><text:a xlink:type="simple" xlink:href="#__RefHeading___Toc858_3561955069" text:style-name="Index_20_Link" text:visited-style-name="Index_20_Link">TESZTELÉSI MÓDSZEREK, A MŰKÖDÉS ELLENŐRZÉSE<text:tab/>20</text:a></text:p>
          <text:p text:style-name="P97"><text:a xlink:type="simple" xlink:href="#__RefHeading___Toc860_3561955069" text:style-name="Index_20_Link" text:visited-style-name="Index_20_Link">ÖSSZEFOGLALÓ, TANULSÁGOK, TOVÁBBI FEJLESZTÉSI LEHETŐSÉGEK<text:tab/>20</text:a></text:p>
          <text:p text:style-name="P97"><text:a xlink:type="simple" xlink:href="#__RefHeading___Toc862_3561955069" text:style-name="Index_20_Link" text:visited-style-name="Index_20_Link">IRODALOMJEGYZÉK, HIVATKOZÁSOK<text:tab/>20</text:a></text:p>
        </text:index-body>
      </text:table-of-content>
      <text:h text:style-name="P79" text:outline-level="1"/>
      <text:p text:style-name="P61"/>
      <text:h text:style-name="Heading_20_1" text:outline-level="1"><text:bookmark-start text:name="__RefHeading___Toc207_1133472293"/>BEVEZETÉS, <text:span text:style-name="T1">DOLGOZAT CÉLJA</text:span><text:bookmark-end text:name="__RefHeading___Toc207_1133472293"/></text:h>
      <text:p text:style-name="Text_20_body">A szakdolgozat elsősorban két, a jelen kor szoftverfejlesztési iparágában jelentősen igénybe vett <text:span text:style-name="T65">szoftverkészítési megközelítés felhasználása, valamint ezen két eszköz felhasználási módjának egy konkrét projekt megvalósításán keresztüli megismerése, elsajátítása, előre látott és nem látott problémák megoldása, releváns tapasztalatok szerzése a mérnöki munkavégzés területén valamint egy professzionális, minőségi szoftverfejlesztési kultúra elsajáítása. A szakdolgozat tárgyai a címben is megtalálható „microservice” architektúra és a „felhő alapú szolgáltatások” és ezek használata.</text:span></text:p>
      <text:p text:style-name="P12">Fontos leszögezni, hogy a dolgozatnak nem célja, hogy egy jelen pillanatban <text:span text:style-name="T12">gazdaságosan legyártható, </text:span>piacra vihető, értékesíthető alkalmazás műszaki terveinek alapjait fektesse le, valamint nem célja a – később részletezett – beléptetőrendszer, mint alkalmazás bármilyen komolyabb biztonságtechnikai feltételrendszernek <text:span text:style-name="T11">vagy tanúsítványnak </text:span>való megfeleltetése.</text:p>
      <text:h text:style-name="Heading_20_1" text:outline-level="1"><text:bookmark-start text:name="__RefHeading___Toc209_1133472293"/>A MEGVALÓSÍTANDÓ ESZKÖZ<text:bookmark-end text:name="__RefHeading___Toc209_1133472293"/></text:h>
      <text:p text:style-name="P3">Az alkalmazás, amin keresztül a bevezetésben említett elképzelések megvalósításra kerülnek, egy <text:span text:style-name="T2">ajtóbeléptető-rendszer, ami egy vezeték nélküli azonosító eszköz segítségével képes eldönteni, hogy az azt birtokló személynek személynek van-e jogosultsága egy adott zónába való belépéshez.</text:span></text:p>
      <text:p text:style-name="P4">A teljes rendszer megvalósításához nagyobb mértékben van szükség szoftveres tervezői munkára, azonban a fizikai valósággal való kapcsolattartás igénye miatt értelemszerűen szerepelni fognak hardveres komponensek is.</text:p>
      <text:h text:style-name="P87" text:outline-level="2"><text:bookmark-start text:name="__RefHeading___Toc211_1133472293"/>Követelményrendszer<text:bookmark-end text:name="__RefHeading___Toc211_1133472293"/></text:h>
      <text:p text:style-name="P4"><text:s/><text:span text:style-name="T66">Az első feladat a</text:span> rendszerrel szembeni magas szintű <text:span text:style-name="T66">követelmények</text:span> <text:span text:style-name="T66">lefektetése, amelyek </text:span>az alább sorolt két főbb <text:span text:style-name="T66">szempont szerint csoportosíthatóak</text:span>.</text:p>
      <text:h text:style-name="P91" text:outline-level="3"><text:bookmark-start text:name="__RefHeading___Toc538_3657707781"/><text:soft-page-break/>Hardver<text:bookmark-end text:name="__RefHeading___Toc538_3657707781"/></text:h>
      <text:list xml:id="list1940568648" text:style-name="L1">
        <text:list-item>
          <text:p text:style-name="P62">Vezeték nélküli vevőegység, ami képes rövid hatótávolságon belül a felhasználó birtokában lévő azonosító egységgel kapcsolatba lépni, és az azonosításhoz szükséges adatokat lekérni.</text:p>
        </text:list-item>
        <text:list-item>
          <text:p text:style-name="P62">GPIO egység, ami képes az ajtónyitó berendezés számára kiadni <text:span text:style-name="T67">az </text:span>ajtó nyitására vagy zárására vonatkozó parancsot.</text:p>
        </text:list-item>
        <text:list-item>
          <text:p text:style-name="P63">Vezeték nélküli internet-hozzáféréshez szükséges modul.</text:p>
        </text:list-item>
        <text:list-item>
          <text:p text:style-name="P63">Képes legyen valamely beágyazott eszközökre optimalizált Linux alapú operációs rendszer futtatására. A mikroszámítógép<text:span text:style-name="T67">nek</text:span> kellően nagy erőforrásokkal kell rendelkeznie ahhoz, hogy alkalmas legyen <text:span text:style-name="T67">konténer</text:span> futtatókörnyezet futtatására.</text:p>
        </text:list-item>
      </text:list>
      <text:h text:style-name="P92" text:outline-level="3"><text:bookmark-start text:name="__RefHeading___Toc540_3657707781"/>Szoftver<text:bookmark-end text:name="__RefHeading___Toc540_3657707781"/></text:h>
      <text:list xml:id="list2960107220" text:style-name="L2">
        <text:list-item>
          <text:p text:style-name="P64">Végfelhasználó általi, telepítés utáni tetszőleges jogosultság módosítás.</text:p>
        </text:list-item>
      </text:list>
      <text:list xml:id="list488015803" text:style-name="L3">
        <text:list-item>
          <text:p text:style-name="P65">(Célszerűen) Webes felületet kell biztosítani a helyi adminisztrátorok számára, hogy bármikor módosítani tudják az adott épületben lévő személyek belépési jogosultságait, valamint ugyanezen a felületen elérhetővé kell tenni számukra a be/kilépési események naplózását.</text:p>
        </text:list-item>
        <text:list-item>
          <text:p text:style-name="P65">Meghatározott időközönkénti felhasználói adattár szinkronizáció, és gyorsítótárazás végeszközönként.</text:p>
        </text:list-item>
        <text:list-item>
          <text:p text:style-name="P66">A lehetőségekhez képesti lehető legminimálisabb hardver és operációs rendszer szintű függőség az esetleges má<text:span text:style-name="T68">s</text:span> platformokra való szállítás esetén.</text:p>
        </text:list-item>
      </text:list>
      <text:h text:style-name="P93" text:outline-level="3"><text:bookmark-start text:name="__RefHeading___Toc542_3657707781"/>Mindkettőre érvényes követelmények<text:bookmark-end text:name="__RefHeading___Toc542_3657707781"/></text:h>
      <text:list xml:id="list2437211347" text:style-name="L4">
        <text:list-item>
          <text:p text:style-name="P67">Képes legyen a rendszer végeszközönként 1000 felhasználó adatát gyorsítótárazni.</text:p>
        </text:list-item>
      </text:list>
      <text:h text:style-name="P82" text:outline-level="1"><text:bookmark-start text:name="__RefHeading___Toc213_1133472293"/><text:soft-page-break/><text:span text:style-name="T3">A </text:span>FELHASZNÁLT <text:span text:style-name="T3">FŐBB SZOFTVERTECHNOLÓGIÁK</text:span><text:bookmark-end text:name="__RefHeading___Toc213_1133472293"/></text:h>
      <text:h text:style-name="Heading_20_2" text:outline-level="2"><text:bookmark-start text:name="__RefHeading___Toc215_1133472293"/>Microservice<text:bookmark-end text:name="__RefHeading___Toc215_1133472293"/></text:h>
      <text:p text:style-name="P19">A 2010-es évek évek hangzott el először a „microservice”, mint kifejezés egy egyre gyakrabban fellelhető szoftverarchitektúra megnevezéséül az szoftverfejlesztői világban. Ezt a fajta megközelítést az egyre inkább lazán-csatolt rendszerek iránti igény hívta életre, és az elmúlt 6-8 évben annyira elterjedté vált, hogy az ipar erre reagálva már rengeteg ilyen típusú programrendszerek megtervezéséhez javasolt irodalmat tett közzé, valamint számtalan ilyen architektúrát feltételező, illetve megvalósítását egyszerűsítő szoftveres keretrendszert és szolgáltatást tett elérhetővé.</text:p>
      <text:p text:style-name="P6">Lényege, hogy a monolit alkalmazásokkal ellentétben a teljes rendszert kisebb komponensekre bontjuk, „szolgáltatások<text:span text:style-name="T68">ká</text:span> absztraháljuk”, ami egy logikailag elkülöníthető fun<text:span text:style-name="T4">k</text:span>cióhalmazt valósít meg.</text:p>
      <text:p text:style-name="P5">Ismertetőjegyei között szerepel a már előbb említett lazán-csatoltság iránti törekvés, a modularitás, a felelősségi körök logikus minimalizálása, és ennek megfelelően az ezeket megvalósító kódbázisok tényleges elhatárolása. <text:span text:style-name="T4">Sok esetben a külön microservice-ek külön-külön verziókövető tárhelyekre kerülnek.</text:span></text:p>
      <text:p text:style-name="P5">Azzal, hogy a mind logikailag, mind a fizikailag feldarabolt alkalmazásunkat ezzel az megközelítéssel fejlesztjük, lényegesen egyszerűsíthetjük a tesztelési, integrálási és telepítési folyamatokat, amiket ebből kifolyólag még egyszerűbb automatizálni, valamint 10-15 főnél nagyobb projekten esetén könnyebben párhuzamosíthatóak az elkülönített szolgáltatásokat fejlesztő személyek munkafolyamata<text:span text:style-name="T68">i</text:span>.</text:p>
      <text:h text:style-name="Heading_20_2" text:outline-level="2"><text:bookmark-start text:name="__RefHeading___Toc217_1133472293"/>Konténerizáció<text:bookmark-end text:name="__RefHeading___Toc217_1133472293"/></text:h>
      <text:p text:style-name="P7">Konténerizáció alatt egy, az operációs rendszer által nyújtott izolációs szolgáltatást értjük, ami lehetőség biztosít arra, hogy bizonyos szoftveres folyamatok/programok egymástól független virtuális közegben fussanak. A különálló közeget jelenti ebben az esetben – <text:span text:style-name="T5">a teljesség igénye nélkül -</text:span> egy különálló fájlrendszer, dedikált hardveres erőforrás-szeletek (CPU, memória, <text:soft-page-break/>hálózati eszközök) a teljes erőforrás készletből, független – a Unix-szerű rendszerekben létező – folyamatfa (process tree).</text:p>
      <text:p text:style-name="P8">Amint már korábban említésre került, a fejlesztést könnyítő szoftvereket szállító csoportok között jelentős mértékben fellelhető olyan, akik kifejezetten a microservce alapú architektúrák implementását (is) támogatni kívánják az általuk rendelkezésre bocsájtott eszközökkel, és a konténerizációs segédeszközök az élmezőnyben <text:span text:style-name="T6">szerepelnek</text:span> ilyen szempontból.</text:p>
      <text:p text:style-name="P9">A szakdolgozat eddigi microservice-ekről szóló ismertetőjét alapul véve, belátható hogy az alkalmazás egymástól elkülönített funkcióhalmazainak egy modulba/szolgáltatásba való „tömörítése”/izolációja összeegyeztethető az operációs rendszer által nyújtott izolált futtatókörnyezetekkel, ami <text:span text:style-name="T7">egyszerűsíteni</text:span> fogja az alkalmazásfejlesztés után következő szoftveres életciklusfázisok által állított kihívások <text:span text:style-name="T7">megoldását</text:span>, mint például a különböző típusú tesztelések<text:span text:style-name="T7">et</text:span>, próbatelepítések<text:span text:style-name="T7">et</text:span> vagy éles környezetbe való szállítást.</text:p>
      <text:p text:style-name="P10">Jelen rendszer az szakdolgozat írásának pillanatában legnépszerűbb konténerizációs technológiát használja <text:span text:style-name="T8">fel</text:span>: a Docker-t.</text:p>
      <text:h text:style-name="Heading_20_2" text:outline-level="2"><text:bookmark-start text:name="__RefHeading___Toc219_1133472293"/>Felhő alapú szolgáltatások<text:bookmark-end text:name="__RefHeading___Toc219_1133472293"/></text:h>
      <text:p text:style-name="Text_20_body">A jelen kor számítógépeinek hardveres erőforrásai<text:span text:style-name="T9">nak</text:span> nagysága tette lehetővé a felhő alapú szolgáltatások megjelenését az informatikai világban, aminek célja ugyancsak a felelősségi körök specializációja, de ebben az esetben nem a szoftver funkcióinak, hanem a<text:span text:style-name="T10">z egy </text:span><text:s/>szakember által végzett tevékenység<text:span text:style-name="T10">i körök</text:span> szempontjából. Ez alatt azt kell érteni, hogy valamely felhő alapú szolgáltatás igénybevételekor a fejlesztőket mentesíthetünk bizonyos jellegű feladatok alól, emelve ezzel az ügyfél által kért funkciók leprogramozására szánt kapacitásukat, <text:span text:style-name="T10">miközben</text:span> az általuk el nem végzett munkálatokat egy erre dedikált csapat által (többnyire) automatizált infrastruktúrára bí<text:span text:style-name="T10">zzuk</text:span>.</text:p>
      <text:p text:style-name="P11">A vezető piaci <text:span text:style-name="T69">felhő </text:span>szolgáltatók igyekeznek lefedni az igényekhez igazodva a lehető legszerteágazóbb, és egyre inkább specializált szolgáltatás típust, ami az egészen egyszerű felhőben futó, testreszabható paraméterekkel rendelkező számítógép bérlésétől – <text:span text:style-name="T70">pontosabban számítási kapacitás bérlésétől - </text:span>, a már csak forráskódokat váró szolgáltatásokig terjed, amivel <text:soft-page-break/>tulajdonképpen nullára csökkenthető a szoftveres infrastruktúra üzemeltetésére fordított időmennyiség.</text:p>
      <text:p text:style-name="P11">A dolgozat itt is az egyik jelenleg legnépszerűbb szolgáltató eszközeit használja fel, ami ebben esetben a piacon 2006-ban úttörővé vált Amazon Web Services-t jelenti.</text:p>
      <text:h text:style-name="Heading_20_1" text:outline-level="1"><text:bookmark-start text:name="__RefHeading___Toc227_1133472293"/>A MEGOLDÁS ARCHITEKTÚRÁJA<text:bookmark-end text:name="__RefHeading___Toc227_1133472293"/></text:h>
      <text:h text:style-name="Heading_20_2" text:outline-level="2"><text:bookmark-start text:name="__RefHeading___Toc229_1133472293"/>Hardware<text:bookmark-end text:name="__RefHeading___Toc229_1133472293"/></text:h>
      <text:h text:style-name="Heading_20_3" text:outline-level="3"><text:bookmark-start text:name="__RefHeading___Toc231_1133472293"/>Raspberry PI <text:span text:style-name="T72">(RPI)</text:span><text:bookmark-end text:name="__RefHeading___Toc231_1133472293"/></text:h>
      <text:p text:style-name="P13">A hardveres követelményeknek eleget téve, egy Raspberry PI-ra esett a választás. Azon túl, hogy ez az eszköz <text:span text:style-name="T71">hardveres paramétereivel </text:span>képes kiszolgálni a jelenlegi alkalmazás igényeit a konténer futtatókörnyezet tekintetében, a legerősebb érv a magas fokú támogatottság. A saját debian-alapú operációs rendszere mellett, a viszonylagos hosszú piaci jelenléte miatt a kártya méretű PC-k közül ez áll az első helyen, <text:span text:style-name="T13">ha</text:span> az <text:span text:style-name="T13">elérhető </text:span>tananyagok <text:span text:style-name="T13">mennyiségét tűzzük ki szempontul.</text:span></text:p>
      <text:h text:style-name="Heading_20_3" text:outline-level="3"><text:bookmark-start text:name="__RefHeading___Toc233_1133472293"/>NFC-olvasó<text:bookmark-end text:name="__RefHeading___Toc233_1133472293"/></text:h>
      <text:p text:style-name="P15"><text:span text:style-name="T72">Az RPI-hez hozzéptíésre került egy NFC-olvasó. </text:span>Célja a közeli kommunikáció, az autentikációs és autorizációs adatok vétele. A küldő oldalon egy RFID-kártya van, de jövőbeli tervként szerepel az okostelefonokban el<text:span text:style-name="T15">e</text:span>ve meglévő NFC-adók felhasználása, ami<text:span text:style-name="T73">nek kézreállóságát</text:span> a pénzügyi informatika <text:span text:style-name="T14">már </text:span>ki is használ a banki tranzakciók <text:span text:style-name="T73">lebonyolításának (főleg vásárlások)</text:span> egyszerűsítése érdekében.</text:p>
      <text:h text:style-name="Heading_20_2" text:outline-level="2"><text:bookmark-start text:name="__RefHeading___Toc235_1133472293"/>Software<text:bookmark-end text:name="__RefHeading___Toc235_1133472293"/></text:h>
      <text:h text:style-name="P94" text:outline-level="3"><text:bookmark-start text:name="__RefHeading___Toc1136_3371698025"/>A rendszer rétegei - technológiai stack<text:bookmark-end text:name="__RefHeading___Toc1136_3371698025"/></text:h>
      <text:p text:style-name="P59">A következőkben ismertetésre kerül röviden a <text:span text:style-name="T74">alább</text:span> sorolt technológiák mindegyike, a főbb okok, amiért ezek kerültek kiválasztásra, valamint az, hogy a rendszerben <text:span text:style-name="T36">miért ott helyezkednek el ahol.</text:span></text:p>
      <text:list xml:id="list873373202" text:style-name="L5">
        <text:list-item>
          <text:p text:style-name="P68"><text:span text:style-name="T33">Webes réteg: </text:span>Java EE, <text:span text:style-name="T39">Spring, Amazon Web Services</text:span></text:p>
        </text:list-item>
        <text:list-item>
          <text:p text:style-name="P69"><text:soft-page-break/><text:span text:style-name="T34">Végeszközi alkalmazás: </text:span>C++, C<text:span text:style-name="T35">M</text:span>ake</text:p>
        </text:list-item>
        <text:list-item>
          <text:p text:style-name="P70">DevOps toolset: <text:span text:style-name="T32">Docker, Bash</text:span></text:p>
        </text:list-item>
      </text:list>
      <text:h text:style-name="P83" text:outline-level="4"><text:bookmark-start text:name="__RefHeading___Toc1138_3371698025"/>Webes réteg<text:bookmark-end text:name="__RefHeading___Toc1138_3371698025"/></text:h>
      <text:h text:style-name="Heading_20_5" text:outline-level="5"><text:bookmark-start text:name="__RefHeading___Toc1140_3371698025"/>Java EE, <text:span text:style-name="T81">Spring</text:span><text:bookmark-end text:name="__RefHeading___Toc1140_3371698025"/></text:h>
      <text:p text:style-name="P35">A Java Enterprise Edition a Java Standard Editionre épülő olyan szabvány gyűjtemény, ami Java nyelvi elemekkel, implementáció nélküli osztályokkal, függvényekkel, annotációkkal ír le egy lazán csatolt API-t, illetve azoknak elvárt működését, amelyek megvalósítását harmadik félre bízza a ma már Oracle<text:span text:style-name="T37"> tulajdonban lévő szakértői csoport. A leírás az elvárt működésről publikusan elérhető, és bárki magára vállalhatja az implementációs feladatokat.</text:span></text:p>
      <text:p text:style-name="P36">Ezen működési mód fényében több megvalósítás elérhető, amelyek közül a legnépszerűbbek jelenleg az Apache TomCat, Oracle WebLogic Server, IBM WebSphere <text:span text:style-name="T75">vagy a RedHat általi WildFly, korábbi nevén JBoss</text:span>. Ezek egy úgynevezett „alkalmazásszerver” formájában, a megfelelő Java forráskódok feltelepítése után biztosítják előre megírt módon az API által definiált funkciókat, amik – a teljesség igénye nélkül - a következők <text:span text:style-name="T76">lehetnek</text:span>: Servlet, JavaServer Pages, Java Transaction API, Java Persistence API, Java API for RESTful Web Services. Összességében az alkalmazásszerver egy webalkalmazás fejlesztésekor tipikusan előforduló feladatokat kívánja jelentősen egyszerűsíteni, ami lehet relációs adatbázissal való Java kódon keresztüli kapcsolat, egy HTTP/JSON stackre építő webservice API (gép-gép kommunikáció) vagy egy HTML és Java kódokat keverő állományokat renderelni képes fel<text:span text:style-name="T38">d</text:span>olgozó <text:span text:style-name="T77">motor</text:span>, <text:span text:style-name="T38">ezzel dinamizmust adva az egyébként statikus képességekkel rendelkező HTML fájloknak.</text:span></text:p>
      <text:p text:style-name="P37">A <text:span text:style-name="T78">szakdolgozat </text:span>webes vonatkozása egy nagy támogatással rendelkező frontend és backend SDK-t, egy egyszerűen implementálható gép-gép kapcsolati API-t és egy adatbázissal könnyű összeköthetőséget adó stacket igényelt, amit a Java EE biztosítani tud.</text:p>
      <text:p text:style-name="P38">Kiemelésre került még a Spring, mint itt felhasznált technológia, ami egyes megnyilvánulások szerint a Java EE elkerülésére hivatott eszköz, ami az alkalmazásszerver helyett egyetlen egy librarybe valósítja meg a fejlesztést egyszerűsítő funkciók többségét, azonban annak helyes használatához nélkülözhetetlen ismerni a Java EE célját és használati módját. A dolgozatban a Pivotal Software által nyílt-forráskódúvá tett Spring <text:span text:style-name="T79">termékcsalád</text:span> egy jelen pillanatban <text:soft-page-break/>zászlós hajój<text:span text:style-name="T79">a</text:span>, a Spring Boot kerül felhasználásra, ami <text:span text:style-name="T80">a </text:span>különálló<text:span text:style-name="T80">an</text:span> <text:span text:style-name="T40">telepítendő</text:span> <text:span text:style-name="T80">alkalmazásszerver</text:span> nélkül az alkalmazás indulásával együtt egy memóriában futó programként <text:span text:style-name="T40">indít egy <text:s/>- lényegesen „megcsonkított - TomCat szervert, ami adja a projekt számára szükséges Java EE funkcionalitásokat.</text:span></text:p>
      <text:h text:style-name="Heading_20_5" text:outline-level="5"><text:bookmark-start text:name="__RefHeading___Toc1142_3371698025"/>Amazon <text:span text:style-name="T81">Web Services (AWS)</text:span><text:bookmark-end text:name="__RefHeading___Toc1142_3371698025"/></text:h>
      <text:p text:style-name="P32">Az Amazon 2006 óta biztosít felhő alapú szolgáltatásokat, majd pár évre rá jelentek meg igazi kihívói a Google Cloud és a Microsoft Azure-ral fémjelzett szolgáltatási platformok formájában. Kiforrottsága, valamint a világszintű népszerűségi listán lévő első helye miatt előzte meg versenytársait az AWS Elastic Cloud Comput<text:span text:style-name="T83">e</text:span> névre hallgató terméke, amely egy egyszerűen kezelhető webes felületen keresztül nyújt szinte tetszőleges Linux disztribúcióval rendelkező számítógépes erőforrást a jelen <text:span text:style-name="T82">feladat megoldására</text:span>, amelyet <text:span text:style-name="T41">egy későbbi domain név regisztráció után bárhonnan elérhetünk a világhálón, és ami biztosítani fogja a Java alkalmazás számára szükséges operációs rendszert és hardvert, mint futtatókörnyezetet.</text:span></text:p>
      <text:h text:style-name="P95" text:outline-level="3"><text:bookmark-start text:name="__RefHeading___Toc1144_3371698025"/>Végeszközi alkalmazás<text:bookmark-end text:name="__RefHeading___Toc1144_3371698025"/></text:h>
      <text:h text:style-name="Heading_20_5" text:outline-level="5"><text:bookmark-start text:name="__RefHeading___Toc1146_3371698025"/>C++<text:bookmark-end text:name="__RefHeading___Toc1146_3371698025"/></text:h>
      <text:p text:style-name="P39"><text:span text:style-name="T42">A </text:span>C++ viszonylagos elterjedtsége miatt az alkalmazás implementációja ebben a nyelvben történik, valamint időgazdálkodás szempontjából előnyös, ha az ugyanúgy objektum orientált paradigmával rendelkező Java mellett egy olyan nyelven kell fejleszteni, ami legalább utóbb felsorolt jellemző tekintetében nem igényel a programozótól mentális kontextus váltást.</text:p>
      <text:p text:style-name="P40">A másik ok tanulási célokat szolgál. Rengeteg idő- és erőforrás kritikus szoftveres megoldás a mai napig C++-ban kerül megvalósításra, ahol a Java futtatási mechanizmusából fakadó - közvetlenül binárissá fordítható programkódokhoz képesti - lassabb futás és kevésbé effektív hardveres erőforrás-kihasználás erős hátránynak számít. <text:span text:style-name="T43">Ilyen alkalmazásra</text:span> tipikus példa lehet egy képfeldolgozó szoftver, a hardverhez közeli ráhatást igénylő fordítók, operációs rendszerek <text:span text:style-name="T43">kernele</text:span>; valamint az egyik legnépszerűbb Java futtató környezet implementáció (általában csak „JVM”-nek hívott), az OpenJDK is C++-<text:span text:style-name="T43">ban</text:span> íródott. <text:span text:style-name="T44">Ezen érvelést alapul vége munkapiacilag előnyös egy minimális C++ fejlesztési tapasztalat.</text:span></text:p>
      <text:h text:style-name="Heading_20_5" text:outline-level="5"><text:bookmark-start text:name="__RefHeading___Toc1148_3371698025"/><text:soft-page-break/>C<text:span text:style-name="T45">M</text:span>ake<text:bookmark-end text:name="__RefHeading___Toc1148_3371698025"/></text:h>
      <text:p text:style-name="P41">Nagyobb forráskód-állományokkal rendelkező projekte<text:span text:style-name="T84">k</text:span> esetén a fájlok megfelelő és egyszerű fordítása egyre kevésbé kezelhető. Erre válaszként jelentkezett ebben a világban a Make nevű eszköz még az eredeti Unix rendszereken, <text:span text:style-name="T84">ami</text:span> később átírásra került Linuxra is. Ez a segédeszköz egy saját szintaktikával rendelkező leírófájlban tartja nyilván a projekthez tartozó forrásfájlokat, képes figyelni azok módosítási dátumát <text:span text:style-name="T46">és a meghatározott fordítót tetszőleges paraméterezésekkel meghívni, elvégezni a linkelést, letörölni a felesleges átmeneti fájlokat, és ezzel egyetlen paranccsal elfedve a fejlesztő elől a futtatható program létrehozásának folyamatát.</text:span></text:p>
      <text:p text:style-name="P42">A CMake a Make-re építő segédeszköz, ami kifejezetten a C/C++ alapú források kezelésének egyszerűsítését hivatott <text:span text:style-name="T47">elvégezni</text:span>. <text:span text:style-name="T48">Deklaratív szintaktikájában olyan paraméterezhető parancsokat bocsájt rendelkezésre, amik jellemzően elfordulnak egy C/C++ alapú szoftver build-elése során, mint például include fájlok, statikus vagy dinamikus library-k lehetséges elérési útjainak megadása, könyvtár útvonala alapján forrásfájlok rekurzív összegyűjtése stb. Célja, hogy egy magasabb szintű absztrakciós réteget húzzon a Make fölé. Mindentől függetlenül a CMake által végzett mechanizmusok végén ugyancsak Makefile-ok lesznek a kimenetek, de ezek az esetek többségében manuálisan sokkal nehezebben állíthatóak elő.</text:span></text:p>
      <text:h text:style-name="Heading_20_4" text:outline-level="4"><text:bookmark-start text:name="__RefHeading___Toc1150_3371698025"/>DevOps<text:bookmark-end text:name="__RefHeading___Toc1150_3371698025"/></text:h>
      <text:h text:style-name="P100" text:outline-level="5"><text:bookmark-start text:name="__RefHeading___Toc1152_3371698025"/>Bash<text:bookmark-end text:name="__RefHeading___Toc1152_3371698025"/></text:h>
      <text:p text:style-name="P43">Bemutatása vélhetőleg nem szükséges <text:span text:style-name="T49">senki számára</text:span>. A Linux alapú disztribúciók szinte mindegyikén előre telepítve van, és a legtöbb esetben a Bash az alapértelmezett shell interpreter. Ezzel biztosított, hogy bármely fejlesztő számítógép<text:span text:style-name="T50">én</text:span> az ezen nyelven írt segítő szkriptek <text:span text:style-name="T50">futtathatóak legyenek</text:span>.</text:p>
      <text:h text:style-name="Heading_20_5" text:outline-level="5"><text:bookmark-start text:name="__RefHeading___Toc1154_3371698025"/>Docker<text:bookmark-end text:name="__RefHeading___Toc1154_3371698025"/></text:h>
      <text:p text:style-name="P44">A konténerizációs eszközök használatának <text:span text:style-name="T51">okainak</text:span> magyarázatára már sor került a „FELHASZNÁLT FŐBB SZOFTVERTECHNOLÓGIÁK, Konténerizáció” c. fejezetében <text:span text:style-name="T51">ezét itt a Docker motorháztető alatti, és felhasználó szempontjából fontos működéséről esik pár szó.</text:span></text:p>
      <text:p text:style-name="P45"><text:soft-page-break/>A Docker alapvetően a Linux alapú operációs rendszerekben már régóta létező <text:span text:style-name="T85">szolgáltatásokat</text:span>, <text:span text:style-name="T85">mint például a cgroups-ot, a kernel namespace-t, union fájlrendszert </text:span><text:s/>használja ki, ami képes a<text:span text:style-name="T85">z operációs rendszer</text:span> szintű izolációra. <text:span text:style-name="T52">Túlzott bonyolultságú API-ja miatt lényegesen kevesebb (közvetlen) felhasználója van, mint a Dockernek, ami tulajdonképpen az előbb felsorolt eszközök együttes kezelésének komplexitását hivatott elfedni egy Unix daemonnal és egy parancssori interfésszel.</text:span></text:p>
      <text:p text:style-name="P47">Az izolációs szolgáltatás egyszerű elérése mellett a legnagyobb erénye a reprodukálhatóság, kompaktság és szállíthatóság, mint funkció<text:span text:style-name="T53">k</text:span>. <text:span text:style-name="T54">Egy konténer létrehozásának három fő összetevője van: egy leírófájl megírása, előbbiből az „image” elkészítése, és ugyancsak az előbbiből egy futó konténer létrehozása.</text:span></text:p>
      <text:p text:style-name="P48"><text:span text:style-name="T57">Ez a szakdolgozatban úgy néz ki, hogy a</text:span> modulokat reprezentáló könyvtárak mindegyikében elhelyezkedik egy Dockerfile. Minden Dockerfile-nak <text:span text:style-name="T86">van </text:span>egy „őse”, ami valamilyen kiindulási pontot ad az építendő környezetnek. Legszélsőségesebb esetben ennek az ősnek legalább valamilyen Unix-szerű shell interpretert tartalmaznia kell. Az ős definiálása utána van mód egy imperatív leírás formájában shell parancsok <text:span text:style-name="T56">sorát megadni, amelyek egymás utáni sikeres végrehajtása a környezet mentett állapotát, az ún. „image”-et eredményezi. Az image egy kompakt, könnyen hordozható képe egy kívánt szoftveres környezetnek. A képet egy egyszerű paranccsal ezután van lehetőségünk futtatni, ami képezni fogja a konténert. Azt hogy milyen program fog futni az élő konténerben, a Dockerfile-ban kell megadni.</text:span></text:p>
      <text:h text:style-name="Heading_20_3" text:outline-level="3"><text:bookmark-start text:name="__RefHeading___Toc237_1133472293"/>Végeszközi modulok<text:bookmark-end text:name="__RefHeading___Toc237_1133472293"/></text:h>
      <text:p text:style-name="P14">A microservice architektúra a végeszközökön futó alkalmazásban valósul meg. A végeszköz alatt a kártya PC-k értendőek. Ezen szoftver implementálja <text:span text:style-name="T16">a vezeték nélküli csatornán küldött adatok fogadását, ezek alapján való autentikálását, gyorsítótárazását, titkosítását, a többi végeszközzel való kommunikáció lebonyolítását, valamint a központi, felhőben lévő adatbázissal való szinkronizációt.</text:span></text:p>
      <text:p text:style-name="P16">A microservice alapú megközelítést figyelembe véve <text:span text:style-name="T17">a jelen probléma megoldására</text:span> <text:span text:style-name="T18">4+1</text:span> egymástól izolált szoftverkomponens került definiálásra az alkalmazás<text:span text:style-name="T17">ban betöltött szerepük alapján. Részletezésükre a dolgozat a <text:s/>a később következő „Egyes modulok feladatkörei” c. alfejezetben fog kitérni, a modulok, pedig a következők:</text:span></text:p>
      <text:list xml:id="list840788222" text:style-name="L6">
        <text:list-item>
          <text:p text:style-name="P71"><text:soft-page-break/>Driver</text:p>
        </text:list-item>
        <text:list-item>
          <text:p text:style-name="P71">Autentikációs modul</text:p>
        </text:list-item>
        <text:list-item>
          <text:p text:style-name="P71">Gyorsítótár</text:p>
        </text:list-item>
        <text:list-item>
          <text:p text:style-name="P71">Végeszköz-végeszköz kommunikációs modul</text:p>
        </text:list-item>
        <text:list-item>
          <text:p text:style-name="P72">Végeszközi hibakereső felület</text:p>
        </text:list-item>
      </text:list>
      <text:p text:style-name="P18">Az egyes modulok forráskódjai különálló<text:span text:style-name="T87">ak</text:span>, ami alatt az értendő, hogy minden modul végeredménye egy-egy bináris, tehát közvetlenül nem hívható az egyik modulban definiált osztály/függvény a másikból. A végeszközön belül található szoftveregységek kommunikációja így más módon kell, hogy megvalósításra kerüljön, ami jelen esetben egy „message queue”-n keresztül történik. <text:span text:style-name="T19">Ennek leírása a „Belső modulok közti kommunikáció” c. alfejezetben található.</text:span></text:p>
      <text:h text:style-name="Heading_20_4" text:outline-level="4"><text:bookmark-start text:name="__RefHeading___Toc239_1133472293"/>Egyes modulok feladatkörei<text:bookmark-end text:name="__RefHeading___Toc239_1133472293"/></text:h>
      <text:h text:style-name="Heading_20_5" text:outline-level="5"><text:bookmark-start text:name="__RefHeading___Toc542_1029181498"/>Driver<text:bookmark-end text:name="__RefHeading___Toc542_1029181498"/></text:h>
      <text:p text:style-name="P17">Feladata a végeszközön található, külvilággal kapcsolatot tartó egységek kezelése. Ez alatt két <text:span text:style-name="T20">rész </text:span>értendő: az ajtó vezérlőjének „kinyit” és „becsuk” jellegű jeleket küldő GPIO <text:span text:style-name="T20">kezelő</text:span>; és az NFC vevőegység által fogadott adatok feldolgozása és továbbítása.</text:p>
      <text:h text:style-name="P101" text:outline-level="5"><text:bookmark-start text:name="__RefHeading___Toc544_1029181498"/>Autentikációs modul<text:bookmark-end text:name="__RefHeading___Toc544_1029181498"/></text:h>
      <text:p text:style-name="P20">A kapott adatok alapján ezen modul dönti el, hogy az adott személy jogosult-e a belépésre. <text:span text:style-name="T23">Az előre meghatározott formátumú azonosító alapján az alábbi forrásoktól az alábbi sorrendben próbálja meg kideríteni az adatok helyességét, és eldönteni a belépéshez való jogot: lokális gyorsítótár, „szomszédos” végeszközök gyorsítótára és legvégül a központi adminisztráló egység adattára.</text:span></text:p>
      <text:p text:style-name="P21">Az egységnek feladata még az azonosítandó adatok titkosítása, majd az így kapott azonosító összehasonlítása a tárak valamelyikében szereplő rekorddal.</text:p>
      <text:h text:style-name="Heading_20_5" text:outline-level="5"><text:bookmark-start text:name="__RefHeading___Toc1156_3371698025"/>Gyorsítótár/Lokális adatbázis<text:bookmark-end text:name="__RefHeading___Toc1156_3371698025"/></text:h>
      <text:p text:style-name="P22">Az állandó hálózati forgalom elkerülése végett lokálisan implementálásra kerül egy gyorsítótár. Ezek az egyértelmű beazonosításhoz szükséges adatokat tárolja perzisztens <text:soft-page-break/>módon. A tárolás magját egy a beágyazott rendszerekre – és főleg az okostelefonokban már széleskörűen alkalmazott – SQL adatbázis kezelő kerül felhasználásra, ami az SQLite névre hallgat. <text:span text:style-name="T24">Az egyszerű CRUD (Create, Read, Update, Delete) műveleteken túl a modulnak további felelőssége a gyorsítótári adatok elévülésének figyelése. Meghatározott időközönként az alábbi sorrendben az alábbi forrásoktól megkísérli a modul a gyorsítótár frissítését: „szomszédos” végeszközök, központi adminisztráló egység.</text:span></text:p>
      <text:h text:style-name="Heading_20_5" text:outline-level="5"><text:bookmark-start text:name="__RefHeading___Toc1158_3371698025"/>Végeszköz-végeszköz kommunikációs modul<text:bookmark-end text:name="__RefHeading___Toc1158_3371698025"/></text:h>
      <text:p text:style-name="P23">Elfedi az összes többi modul elől a szomszédos egységekkel való kommunikációt. <text:span text:style-name="T93">Célja, hogy szükség esetén a környező legközelebbi végeszköz megkeresése után elkérje a legfrissebb gyorsítótárazott adatbázist, és ez alapján frissítse magát.</text:span></text:p>
      <text:h text:style-name="Heading_20_5" text:outline-level="5"><text:bookmark-start text:name="__RefHeading___Toc1160_3371698025"/>Végeszközi hibakereső felület<text:bookmark-end text:name="__RefHeading___Toc1160_3371698025"/></text:h>
      <text:p text:style-name="P24">Kísérleti jelleggel a rendszerbe beépítésre kerül egy webalkalmazás, aminek célja az egyszerűen kiszűrhető, tipikusan előforduló hibák megállapításának elősegítése. Az egyszerű fejlesztés érdekében ezen modul elkészítésére a node.js névre hallgató, JavaScript futtató környezet <text:span text:style-name="T88">kerül felhasználásra</text:span>. <text:span text:style-name="T25">A teljes dolgozat fő céljainak szempontjából minimális mértékben járul hozzá a teljes rendszer érdemi minőségének javításához, ezért ez csak próbaképpen, a node.js, mint piacképes fejlesztői eszköz megismerésének céljából kerül alkalmazásra. További információk az „ÖSSZEFOGLALÓ, TANULSÁGOK, TOVÁBBI FEJLESZTÉSI LEHETŐSÉGEK” c. fejezetben találhatóak.</text:span></text:p>
      <text:h text:style-name="P84" text:outline-level="4"><text:bookmark-start text:name="__RefHeading___Toc241_1133472293"/>Belső modulok közti kommunikáció<text:bookmark-end text:name="__RefHeading___Toc241_1133472293"/></text:h>
      <text:p text:style-name="P25">Mivel kódszinten különálló minden egyes modul, ezért az ezek közötti kommunikáció nem valósulhat hagyományos programkód-hívásokkal. A probléma megoldására egy az iparban jellemzően felhasznált megközelítési módra esett a választás, ami egy message queue <text:span text:style-name="T89">elhelyezése</text:span> (továbbiakban MQ). A jelenlegi projekt bonyolultságának szempontjából egy egyszerű, saját implementálású MQ is ellátta volna a szükséges kommunikáció lebonyolítását, de ez üzleti/ipari környezetben általában nem kifizetődő, ha egyébként rendelkezésre áll a fejlesztők számára egy erre specializált csapat termékeként felhasználható szoftver.</text:p>
      <text:p text:style-name="P26"><text:soft-page-break/>A beépítendő eszköz a ZeroMQ (ZMQ). A ZMQ kommunikációban jelenlévők mindegyike - a TCP protokollra építve, és ahhoz hasonlatosan - nyitnak egy úgynevezett ZMQ Socketet, <text:span text:style-name="T26">amire fel tudnak a felek kapcsolódni, majd az erőforrás létrehozása után üzeneteket küldhetnek egymásnak, amik a fogadó oldalon aszinkron módon, egymás után kerülhetnek feldolgozásra.</text:span></text:p>
      <text:h text:style-name="Heading_20_3" text:outline-level="3"><text:bookmark-start text:name="__RefHeading___Toc243_1133472293"/>Felhőben lévő modul(ok)<text:bookmark-end text:name="__RefHeading___Toc243_1133472293"/></text:h>
      <text:list xml:id="list290546819" text:style-name="L7">
        <text:list-item>
          <text:p text:style-name="P73">Központi adminisztrációs rendszer</text:p>
        </text:list-item>
      </text:list>
      <text:h text:style-name="Heading_20_4" text:outline-level="4"><text:bookmark-start text:name="__RefHeading___Toc245_1133472293"/>Egyes modul(ok) feladatkörei<text:bookmark-end text:name="__RefHeading___Toc245_1133472293"/></text:h>
      <text:h text:style-name="P102" text:outline-level="5"><text:bookmark-start text:name="__RefHeading___Toc1162_3371698025"/>Központi adminisztrációs rendszer <text:span text:style-name="T61">(KAR)</text:span><text:bookmark-end text:name="__RefHeading___Toc1162_3371698025"/></text:h>
      <text:p text:style-name="P27">A központi adminisztrációs rendszer két főbb feladatot lát el: az események naplózása és az autentikációs/autorizációs jogok módosítása a helyi <text:span text:style-name="T27">adminisztrátorok</text:span> által.</text:p>
      <text:p text:style-name="P28">Események naplózása</text:p>
      <text:p text:style-name="P30">Egy webes felületen nyomon követhetőek időbélyeggel ellátva a ki- és belépések.</text:p>
      <text:p text:style-name="P29">Jogosultságok módosítása</text:p>
      <text:p text:style-name="P31">Az adott egymástól elzárt területek célszerűen zónákra kerültek felosztásra. Az egyes zónákhoz való belépési jogok kerülnek a rendszerbe regisztrált felhasználókhoz való rendelésre.</text:p>
      <text:h text:style-name="Heading_20_4" text:outline-level="4"><text:bookmark-start text:name="__RefHeading___Toc247_1133472293"/>Kommunikáció<text:bookmark-end text:name="__RefHeading___Toc247_1133472293"/></text:h>
      <text:p text:style-name="P54">A KAR egyetlen külső típusú féllel kommunikál, ami a végeszköz. <text:span text:style-name="T62">Az üzenetváltás mindkét irányba kell, hogy működjön: a KAR broadcast jellegű üzenetet küld minden rá feliratkozott végeszköznek; a végeszköznek a gyorsítótárának elévülése esetén, ha semelyik szomszédon keresztül nem tudta a frissítést megvalósítani, akkor ezt meg kell tudnia tenni a KAR által.</text:span></text:p>
      <text:p text:style-name="P56">A két fél mindegyike RESTful API-t implementál. <text:span text:style-name="T63">Ennek használata jelen esetben didaktikai célokat szolgál. A tapasztalat azt mutatja, hogy a webes világ gép-gép kommunikációjának számottevő hányadában, ahol rövid, pár kilóbájtos szöveges információkat kell cserélni, REST API kerül felhasználásra. Már korábban említésre került, hogy mind a Java EE, mind a Spring ad kész megoldást az interfész egyszerű megírására</text:span></text:p>
      <text:p text:style-name="P55"><text:soft-page-break/>Az adatok minimális struktúráltsága, valamint a biztonságtechnikai kritériumok enyhítése miatt JSON formátumban történik a<text:span text:style-name="T90">z adatok reprezentációja a</text:span> több metadattal rendelkező, és validációs szolgáltatásokat is magában hordozó XML/XSD kombináció helyett. <text:span text:style-name="T64">(A RESTful API -k egyébként túlnyomó többségben JSON-t használnak.) Ezen JSON objektumok pedig ezek után HTTP kérések formájában kerülnek becsomagolásra.</text:span></text:p>
      <text:h text:style-name="Heading_20_3" text:outline-level="3"><text:bookmark-start text:name="__RefHeading___Toc249_1133472293"/>DevOps, <text:span text:style-name="T28">mint fogalom magyarázata, szerepe a rendszerben</text:span><text:bookmark-end text:name="__RefHeading___Toc249_1133472293"/></text:h>
      <text:h text:style-name="P85" text:outline-level="4"><text:bookmark-start text:name="__RefHeading___Toc1164_3371698025"/>Magyarázat<text:bookmark-end text:name="__RefHeading___Toc1164_3371698025"/></text:h>
      <text:p text:style-name="P46">A DevOps egy szoftverfejlesztési filozófia, gyakorlatok és ezeket szolgáló eszközök együttes használata, ami a szállítani kívánt alkalmazás fejlesztésén kívül eső olyan számítástechnikai problémákra ad választ, melyek célja a tipikus build/test/deploy jellegű feladatok minél nagyobb fokú automatizáltság<text:span text:style-name="T31">a</text:span> <text:span text:style-name="T29">és minősége. Továbbá DevOps jellegű feladatnak minősülhet még a fejlesztést segítő informatikai megoldások készítése, amire példa lesz a dolgozatban, és részletezésükre a következő alfejezetekben kerül sor.</text:span></text:p>
      <text:h text:style-name="P86" text:outline-level="4"><text:bookmark-start text:name="__RefHeading___Toc1166_3371698025"/>Microservice-ek konténerekbe csomagolása<text:bookmark-end text:name="__RefHeading___Toc1166_3371698025"/></text:h>
      <text:p text:style-name="P49">Az microservice-ek kontérizációja két lépésben valósul meg, és erre illeszkedve két különböző konténerizált környezet került kialakításra.</text:p>
      <text:p text:style-name="P49">Nagy lépésekben a folyamat a bináris előállításából, és a bináris elhelyezéséből áll. A bináris előállítása azért nem triviális, mert a szoftver végeleges futtató hardverének processzora nem a fejlesztői PC architektúrájával megegyező. <text:span text:style-name="T58">Azért, hogy az alkalmazás fejlesztője a saját környezetét ne legyen szükséges terhelnie a cross-compiler és annak függőségeinek telepítésével, létrehozásra került egy „fordító” konténer, amely a forráskódokat megkapva képes automatikusan előállítani a binárist annak dinamikusan linkelhető függőségeivel, és ezt belehelyezni egy kb. 80-100 megabájtos Debian alapú image-be, amit a céleszközön futtatva megtestesíti az adott microservice-t.</text:span></text:p>
      <text:h text:style-name="Heading_20_4" text:outline-level="4"><text:bookmark-start text:name="__RefHeading___Toc251_1133472293"/>Segítő <text:span text:style-name="T30">toolset</text:span> a fejlesztői számítógépen<text:bookmark-end text:name="__RefHeading___Toc251_1133472293"/></text:h>
      <text:p text:style-name="P50">Minden egyes modul mellé elhelyezésre került<text:span text:style-name="T55">ek</text:span> szkriptek formájában olyan előre megírt programok, amelyek az alkalmazásfejlesztők életét hivatott<text:span text:style-name="T55">ak</text:span> egyszerűsíteni.</text:p>
      <text:p text:style-name="P51"><text:soft-page-break/>Ilyennek tekinthető az előző fejezetben taglalt Docker általi konténerizáció, valamint Bashban implementált szkriptek, amik egységbezárják a Dockerfile alapján elkészülő image-k létrehozását, és a Docker CLI parancsait. <text:span text:style-name="T59">A folyamat így egy „$ ./build-image.sh” hívásra egyszerűsödik.</text:span></text:p>
      <text:p text:style-name="P52">A másik segítő szkript azt a feladatot látja el, hogy hogyan jut el az alkalmazást tartalmazó image a végeszközre. Lényegében nem különbözik az előző szkripttől: Docker CLI parancsokat absztrahál el felhasználójától, ami egy host és portszám megadása után az aktuális könyvtár által meghatározott image-et feltölti a végeszközre.</text:p>
      <text:h text:style-name="Heading_20_4" text:outline-level="4"><text:bookmark-start text:name="__RefHeading___Toc253_1133472293"/>Automatizmusok a végeszközön<text:bookmark-end text:name="__RefHeading___Toc253_1133472293"/></text:h>
      <text:p text:style-name="P53">Ahhoz, hogy az image automatizáltan feltölthető legyen, némi preparációt igényel a végeszköz szoftveres környezete. <text:span text:style-name="T60">A konténerizáció legfőbb célja az alkalmazások egyszerű telepítése, aminek megnyilvánulási formája ebben a rendszerben az, hogy a Docker futtató környezeten kívül más <text:s/>függőség nem szükséges az operációs rendszeren. A távoli feltöltés beépített szolgáltatás: a Docker egy daemon segítségével egy socketen keresztül hallgatózik, amin parancsokat vár vagy egy lokálisan vagy egy bármely más számítógépen telepített klienstől. Az előző alfejezetben említett feltöltést segítő szkript a lokális daemon/socket helyett egy kapcsoló megadásával a meghatározott host/port-ra küldi be parancsokat, ami itt egy image feltöltését jelenti. Ha a végeszközre nézve lokálisan elérhetővé válik az image, akkor onnantól fogva az futtathatóvá válik.</text:span></text:p>
      <text:h text:style-name="P81" text:outline-level="1"><text:bookmark-start text:name="__RefHeading___Toc544_3657707781"/>FOLYAMATOK<text:bookmark-end text:name="__RefHeading___Toc544_3657707781"/></text:h>
      <text:p text:style-name="P78">Lorem ipsum dolor sit amet, consectetur adipiscing elit.</text:p>
      <text:h text:style-name="P80" text:outline-level="1"><text:bookmark-start text:name="__RefHeading___Toc546_3657707781"/>A FEJLESZTÉS MENETE, <text:span text:style-name="T91">FEJLESZTÉSI KULTÚRA</text:span><text:bookmark-end text:name="__RefHeading___Toc546_3657707781"/></text:h>
      <text:p text:style-name="P57">A fejlesztési környezetnél nagy hangsúly került arra, hogy oly módon kerüljön kialakításra, hogy egy új fejlesztő becsatlakozása esetén ne kelljen túlzott mértékben kompromisszumokat kötni az ő általa megszokottakhoz képest. Az eszközpark megválasztásánál igyekeztem csak több platformon is elérhető, ingyenes termékeket bevonni.</text:p>
      <text:h text:style-name="Heading_20_2" text:outline-level="2"><text:bookmark-start text:name="__RefHeading___Toc1315_3371698025"/><text:soft-page-break/>IDE<text:bookmark-end text:name="__RefHeading___Toc1315_3371698025"/></text:h>
      <text:p text:style-name="P57">Az alkalmazás kódjának megírására az Eclipse CDT-re esett a választás. Ez egy olyan eszköz, ami figyelembe véve ingyenességét, képes biztosítani az IDE-éktől minimális elvárható funkcionalitásokat, mint például a fordítást, szövegszerkesztőt automatikus formázással, automatikus kiegészítést gépelés közben, projekten belüli refaktorációs szolgáltatások.</text:p>
      <text:h text:style-name="Heading_20_2" text:outline-level="2"><text:bookmark-start text:name="__RefHeading___Toc1317_3371698025"/>Verziókezelő<text:bookmark-end text:name="__RefHeading___Toc1317_3371698025"/></text:h>
      <text:p text:style-name="P60">A professzionalitás eléréshez nélkülözhetetlen valamilyen verziókövető eszköz használata. <text:span text:style-name="T91">Segítségével visszakövethető és bármikor tetszőlegesen visszaállítható, megjelölhető a programkód bármely állapota, a különböző, független funkciók fejlesztése elválasztható („leágaztatható”) egymástól. Működéséről röviden: a fejlesztés folyamán a programozók bizonyos, logikailag összetartozónak vélt forráskód módosításokat becsomagolhatják, arra metadatokat aggathatnak, ami leírja, hogy a módosítás-csomag mit tartalmaz, majd ezt feltöltik egy központi verziókezelő szerveren lévő, a projektra dedikált tárhelyre. Ezek a „csomagok” képzik a szoftver egyes állapotait.</text:span></text:p>
      <text:p text:style-name="P74">A szerver/tárhely szolgáltatásra is vannak erre szakosodott szolgáltatók. Ebben a rendszerben ez a GitHubot jelenti. A szakdolgozat teljes forráskódja publikusan elérhető az alábbi URL-en: <text:a xlink:type="simple" xlink:href="https://github.com/zoltanBorsos1993/monty" text:style-name="Internet_20_link" text:visited-style-name="Visited_20_Internet_20_Link">https://github.com/zoltanBorsos1993/monty</text:a>.</text:p>
      <text:h text:style-name="P90" text:outline-level="2"><text:bookmark-start text:name="__RefHeading___Toc1045_2105353694"/>Unit test<text:bookmark-end text:name="__RefHeading___Toc1045_2105353694"/></text:h>
      <text:p text:style-name="P75">A funkciókat megvalósító legapróbb építőköveket – ami alatt itt metódusok vagy osztályok értendőek – célszerű tesztelni azért, hogy meggyőződhessen a fejlesztő arról, hogy adott bemenet esetén az elvárt végeredmény születik. <text:span text:style-name="T94">Valamint az is hasznos, hogy ezek a tesztek újból végrehajtatóak legyen automatizált módon a későbbiekben, biztosítva ezzel azt, hogy egy jövőbeni programkód módosítás nem okoz törést a rendszerben.</text:span></text:p>
      <text:p text:style-name="P76">A bonyolultabb hívásláncolattal rendelkező műveletfolyamok tesztelésére mindenképpen érdemes valamilyen unit teszt keretrendszer használata. Népszerűségének, egyszerű használatának és „könnyedségének” köszönhetően a Google Test került <text:span text:style-name="T96">beépítésre</text:span>. <text:span text:style-name="T95">Kidolgozott API-ja jól olvasható módon enged teszteseteket definiálni, amelyek futtatása után </text:span><text:soft-page-break/><text:span text:style-name="T95">egy hasonlóan jól olvasható kiértékelést is nyújt a tesztfuttatások eredményéről, a fellépő hibákról, sikeres/sikertelen tesztesetek arányáról stb.</text:span></text:p>
      <text:p text:style-name="P77">A fejlesztési kultúra és a kód biztosságának emelése, valamint az azonnali önellenőrzés érdekében a funkció implementálást – az esetek többségében – szorosan kiegészíti az azonnali unit teszt írás a projekt készítése folyamán.</text:p>
      <text:h text:style-name="P88" text:outline-level="2"><text:bookmark-start text:name="__RefHeading___Toc1319_3371698025"/>Végeszközre való telepítés<text:bookmark-end text:name="__RefHeading___Toc1319_3371698025"/></text:h>
      <text:p text:style-name="P57"><text:span text:style-name="T92">A „</text:span>A MEGOLDÁS ARCHITEKTÚRÁJA, <text:bookmark-ref text:reference-format="chapter" text:ref-name="__RefHeading___Toc251_1133472293">2.5.3</text:bookmark-ref>, <text:bookmark-ref text:reference-format="chapter" text:ref-name="__RefHeading___Toc253_1133472293">2.5.4</text:bookmark-ref>” <text:span text:style-name="T92">alfejezeteiben már részletezésre kerültek a fejlesztői környezet és végeszköz oldali segítő automatizmusok, ezért itt csak a használatra tér ki a dolgozat, működésük részletezésére nem.</text:span></text:p>
      <text:p text:style-name="P58">A fejlesztőnek a lokális hálózatán elérhetővé kell tennie egy Docker-t futtató kártya PC-nek, és a Docker deamon parancsokat váró Unix socket-jét ki kell nyitnia a világ felé. Ha ez megtörtént, akkor az alkalmazás kódjának megírásának befejeztével célszerűen először a saját <text:s/>PC-jének környezetében – a fordítást az IDE-re bízva – kipróbálja a tesztelendő funkciókat, majd ha nem lát hibát, akkor meghívja a Docker image-et elkészítő szkriptet, majd ugyanezt az image-et a LAN-on elérhető kártya PC-re. Ily módon a céleszközön is a fejlesztés közben visszacsatolást nyerve a helyes működésről.</text:p>
      <text:h text:style-name="Heading_20_1" text:outline-level="1"><text:bookmark-start text:name="__RefHeading___Toc255_1133472293"/>PROGRAMOZÁSTECHNIKA <text:span text:style-name="T22">(MID PRIORITY)</text:span><text:bookmark-end text:name="__RefHeading___Toc255_1133472293"/></text:h>
      <text:h text:style-name="Heading_20_2" text:outline-level="2"><text:bookmark-start text:name="__RefHeading___Toc257_1133472293"/>Rétegzett megközelítés<text:bookmark-end text:name="__RefHeading___Toc257_1133472293"/></text:h>
      <text:h text:style-name="Heading_20_3" text:outline-level="3"><text:bookmark-start text:name="__RefHeading___Toc259_1133472293"/>API<text:bookmark-end text:name="__RefHeading___Toc259_1133472293"/></text:h>
      <text:p text:style-name="P33">Lorem ipsum dolor sit amet, consectetur adipiscing elit.</text:p>
      <text:h text:style-name="Heading_20_3" text:outline-level="3"><text:bookmark-start text:name="__RefHeading___Toc261_1133472293"/>Service<text:bookmark-end text:name="__RefHeading___Toc261_1133472293"/></text:h>
      <text:p text:style-name="P33">Lorem ipsum dolor sit amet, consectetur adipiscing elit.</text:p>
      <text:h text:style-name="Heading_20_2" text:outline-level="2"><text:bookmark-start text:name="__RefHeading___Toc263_1133472293"/>Clean Code <text:span text:style-name="T21">(LOW PRIORITY)</text:span><text:bookmark-end text:name="__RefHeading___Toc263_1133472293"/></text:h>
      <text:p text:style-name="P33">Lorem ipsum dolor sit amet, consectetur adipiscing elit.</text:p>
      <text:h text:style-name="P89" text:outline-level="2"><text:bookmark-start text:name="__RefHeading___Toc265_1133472293"/><text:soft-page-break/>Desing Patterns <text:span text:style-name="T21">(LOW PRIORITY)</text:span><text:bookmark-end text:name="__RefHeading___Toc265_1133472293"/></text:h>
      <text:p text:style-name="P33">Lorem ipsum dolor sit amet, consectetur adipiscing elit.</text:p>
      <text:h text:style-name="Heading_20_1" text:outline-level="1"><text:bookmark-start text:name="__RefHeading___Toc858_3561955069"/>TESZTELÉSI MÓDSZEREK, A MŰKÖDÉS ELLENŐRZÉSE<text:bookmark-end text:name="__RefHeading___Toc858_3561955069"/></text:h>
      <text:p text:style-name="P34">Lorem ipsum dolor sit amet, consectetur adipiscing elit.</text:p>
      <text:h text:style-name="Heading_20_1" text:outline-level="1"><text:bookmark-start text:name="__RefHeading___Toc860_3561955069"/>ÖSSZEFOGLALÓ, TANULSÁGOK, TOVÁBBI FEJLESZTÉSI LEHETŐSÉGEK<text:bookmark-end text:name="__RefHeading___Toc860_3561955069"/></text:h>
      <text:p text:style-name="P34">Lorem ipsum dolor sit amet, consectetur adipiscing elit.</text:p>
      <text:h text:style-name="Heading_20_1" text:outline-level="1"><text:bookmark-start text:name="__RefHeading___Toc862_3561955069"/>IRODALOMJEGYZÉK, HIVATKOZÁSOK<text:bookmark-end text:name="__RefHeading___Toc862_3561955069"/></text:h>
      <text:p text:style-name="P34">Lorem ipsum dolor sit amet, consectetur adipiscing el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u" fo:country="H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hu" fo:country="H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mm" fo:margin-bottom="1.5mm" loext:contextual-spacing="false" fo:line-height="150%" fo:text-align="justify" style:justify-single-word="false" style:page-number="auto" style:writing-mode="pag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6mm" loext:contextual-spacing="false" fo:text-align="center" style:justify-single-word="false" fo:text-indent="0mm" style:auto-text-indent="false" style:page-number="auto" style:writing-mode="page"/>
      <style:text-properties style:font-name="Times New Roman" fo:font-family="'Times New Roman'" style:font-style-name="Regular" style:font-family-generic="roman" style:font-pitch="variable" fo:font-size="125%" fo:font-weight="normal" style:font-size-asian="130%" style:font-weight-asian="bold" style:font-size-complex="130%" style:font-weight-complex="bold"/>
    </style:style>
    <style:style style:name="Addressee" style:family="paragraph" style:parent-style-name="Standard" style:class="extra">
      <style:paragraph-properties fo:margin-top="0mm" fo:margin-bottom="1.06mm" loext:contextual-spacing="false" fo:line-height="150%" text:number-lines="false" text:line-number="0" style:writing-mode="page"/>
      <style:text-properties style:font-name="Times New Roman" fo:font-family="'Times New Roman'" style:font-style-name="Regular" style:font-family-generic="roman" style:font-pitch="variable" style:font-size-asian="10.5pt"/>
    </style:style>
    <style:style style:name="Heading_20_2" style:display-name="Heading 2" style:family="paragraph" style:parent-style-name="Heading" style:next-style-name="Text_20_body" style:default-outline-level="2" style:class="text">
      <style:paragraph-properties fo:margin-top="3.53mm" fo:margin-bottom="3.49mm" loext:contextual-spacing="false" style:shadow="none" text:number-lines="true" text:line-number="0" style:writing-mode="page">
        <style:tab-stops/>
      </style:paragraph-properties>
      <style:text-properties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writing-mode="page"/>
      <style:text-properties style:font-name="Times New Roman1" fo:font-family="'Times New Roman'" style:font-style-name="Bold" style:font-family-generic="roman"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writing-mode="page"/>
      <style:text-properties style:font-name="Times New Roman1" fo:font-family="'Times New Roman'" style:font-style-name="Bold" style:font-family-generic="roman" style:font-pitch="variable" fo:font-size="14pt" fo:font-style="normal"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0.01mm" style:type="center"/>
          <style:tab-stop style:position="160.02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loext:graphic-properties draw:fill="none" draw:fill-color="#729fcf"/>
      <style:paragraph-properties fo:margin-left="0mm" fo:margin-right="0mm" fo:line-height="150%" fo:text-indent="0mm" style:auto-text-indent="false" style:page-number="auto"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margin-top="2.5mm" fo:margin-bottom="0.49mm" loext:contextual-spacing="false" fo:line-height="100%" fo:text-indent="0mm" style:auto-text-indent="false" style:writing-mode="page">
        <style:tab-stops>
          <style:tab-stop style:position="160.02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55.03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50.04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45.04m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2.12mm" fo:margin-bottom="3mm" loext:contextual-spacing="false" style:shadow="none" style:writing-mode="pag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mm" fo:margin-right="0mm" fo:text-indent="0mm" style:auto-text-indent="false">
        <style:tab-stops>
          <style:tab-stop style:position="140.05m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space"/>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40.01mm" fo:margin-bottom="24.99mm" fo:margin-left="24.99mm" fo:margin-right="24.99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5T17:50:29.661290333</meta:creation-date>
    <dc:date>2018-05-02T16:55:36.173515527</dc:date>
    <meta:editing-duration>PT14H57M34S</meta:editing-duration>
    <meta:editing-cycles>270</meta:editing-cycles>
    <meta:generator>LibreOffice/5.4.5.1$Linux_X86_64 LibreOffice_project/40m0$Build-1</meta:generator>
    <meta:document-statistic meta:table-count="1" meta:image-count="0" meta:object-count="0" meta:page-count="20" meta:paragraph-count="211" meta:word-count="4039" meta:character-count="32162" meta:non-whitespace-character-count="28365"/>
  </office:meta>
</office:document-meta>
</file>